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85be"/>
    </style:style>
  </office:automatic-styles>
  <office:body>
    <office:spreadsheet>
      <table:calculation-settings table:automatic-find-labels="false" table:use-regular-expressions="false" table:use-wildcards="true"/>
      <table:table table:name="missrate-l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2628</text:p>
          </table:table-cell>
          <table:table-cell table:number-columns-repeated="3"/>
          <table:table-cell office:value-type="string" calcext:value-type="string">
            <text:p>0.333734</text:p>
          </table:table-cell>
          <table:table-cell table:number-columns-repeated="3"/>
          <table:table-cell office:value-type="string" calcext:value-type="string">
            <text:p>0.330618</text:p>
          </table:table-cell>
          <table:table-cell table:number-columns-repeated="3"/>
          <table:table-cell office:value-type="string" calcext:value-type="string">
            <text:p>0.337483</text:p>
          </table:table-cell>
          <table:table-cell table:number-columns-repeated="2"/>
        </table:table-row>
        <table:table-row table:style-name="ro1">
          <table:table-cell office:value-type="float" office:value="127731" calcext:value-type="float">
            <text:p>127731</text:p>
          </table:table-cell>
          <table:table-cell office:value-type="float" office:value="3704807" calcext:value-type="float">
            <text:p>3704807</text:p>
          </table:table-cell>
          <table:table-cell table:formula="of:=([.A4]/[.B4])*100" office:value-type="float" office:value="3.44770996167952" calcext:value-type="float">
            <text:p>3,44770996167952</text:p>
          </table:table-cell>
          <table:table-cell/>
          <table:table-cell office:value-type="float" office:value="125388" calcext:value-type="float">
            <text:p>125388</text:p>
          </table:table-cell>
          <table:table-cell office:value-type="float" office:value="3704935" calcext:value-type="float">
            <text:p>3704935</text:p>
          </table:table-cell>
          <table:table-cell table:formula="of:=([.E4]/[.F4])*100" office:value-type="float" office:value="3.38435087255242" calcext:value-type="float">
            <text:p>3,38435087255242</text:p>
          </table:table-cell>
          <table:table-cell/>
          <table:table-cell office:value-type="float" office:value="125987" calcext:value-type="float">
            <text:p>125987</text:p>
          </table:table-cell>
          <table:table-cell office:value-type="float" office:value="3704903" calcext:value-type="float">
            <text:p>3704903</text:p>
          </table:table-cell>
          <table:table-cell table:formula="of:=([.I4]/[.J4])*100" office:value-type="float" office:value="3.40054786859467" calcext:value-type="float">
            <text:p>3,40054786859467</text:p>
          </table:table-cell>
          <table:table-cell/>
          <table:table-cell office:value-type="float" office:value="127746" calcext:value-type="float">
            <text:p>127746</text:p>
          </table:table-cell>
          <table:table-cell office:value-type="float" office:value="3704703" calcext:value-type="float">
            <text:p>3704703</text:p>
          </table:table-cell>
          <table:table-cell table:formula="of:=([.M4]/[.N4])*100" office:value-type="float" office:value="3.44821163801795" calcext:value-type="float">
            <text:p>3,44821163801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29269</text:p>
          </table:table-cell>
          <table:table-cell table:number-columns-repeated="3"/>
          <table:table-cell office:value-type="string" calcext:value-type="string">
            <text:p>0.329750</text:p>
          </table:table-cell>
          <table:table-cell table:number-columns-repeated="3"/>
          <table:table-cell office:value-type="string" calcext:value-type="string">
            <text:p>0.332352</text:p>
          </table:table-cell>
          <table:table-cell table:number-columns-repeated="3"/>
          <table:table-cell office:value-type="string" calcext:value-type="string">
            <text:p>0.329212</text:p>
          </table:table-cell>
          <table:table-cell table:number-columns-repeated="2"/>
        </table:table-row>
        <table:table-row table:style-name="ro1">
          <table:table-cell office:value-type="float" office:value="125980" calcext:value-type="float">
            <text:p>125980</text:p>
          </table:table-cell>
          <table:table-cell office:value-type="float" office:value="3704923" calcext:value-type="float">
            <text:p>3704923</text:p>
          </table:table-cell>
          <table:table-cell table:formula="of:=([.A7]/[.B7])*100" office:value-type="float" office:value="3.40034057387967" calcext:value-type="float">
            <text:p>3,40034057387967</text:p>
          </table:table-cell>
          <table:table-cell/>
          <table:table-cell office:value-type="float" office:value="126295" calcext:value-type="float">
            <text:p>126295</text:p>
          </table:table-cell>
          <table:table-cell office:value-type="float" office:value="3704678" calcext:value-type="float">
            <text:p>3704678</text:p>
          </table:table-cell>
          <table:table-cell table:formula="of:=([.E7]/[.F7])*100" office:value-type="float" office:value="3.40906821051654" calcext:value-type="float">
            <text:p>3,40906821051654</text:p>
          </table:table-cell>
          <table:table-cell/>
          <table:table-cell office:value-type="float" office:value="124704" calcext:value-type="float">
            <text:p>124704</text:p>
          </table:table-cell>
          <table:table-cell office:value-type="float" office:value="3704950" calcext:value-type="float">
            <text:p>3704950</text:p>
          </table:table-cell>
          <table:table-cell table:formula="of:=([.I7]/[.J7])*100" office:value-type="float" office:value="3.36587538293364" calcext:value-type="float">
            <text:p>3,36587538293364</text:p>
          </table:table-cell>
          <table:table-cell/>
          <table:table-cell office:value-type="float" office:value="125992" calcext:value-type="float">
            <text:p>125992</text:p>
          </table:table-cell>
          <table:table-cell office:value-type="float" office:value="3704934" calcext:value-type="float">
            <text:p>3704934</text:p>
          </table:table-cell>
          <table:table-cell table:formula="of:=([.M7]/[.N7])*100" office:value-type="float" office:value="3.40065437063116" calcext:value-type="float">
            <text:p>3,40065437063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8376</text:p>
          </table:table-cell>
          <table:table-cell table:number-columns-repeated="3"/>
          <table:table-cell office:value-type="string" calcext:value-type="string">
            <text:p>0.338842</text:p>
          </table:table-cell>
          <table:table-cell table:number-columns-repeated="3"/>
          <table:table-cell office:value-type="string" calcext:value-type="string">
            <text:p>0.341692</text:p>
          </table:table-cell>
          <table:table-cell table:number-columns-repeated="3"/>
          <table:table-cell office:value-type="string" calcext:value-type="string">
            <text:p>0.339592</text:p>
          </table:table-cell>
          <table:table-cell table:number-columns-repeated="2"/>
        </table:table-row>
        <table:table-row table:style-name="ro1">
          <table:table-cell office:value-type="float" office:value="125400" calcext:value-type="float">
            <text:p>125400</text:p>
          </table:table-cell>
          <table:table-cell office:value-type="float" office:value="3704734" calcext:value-type="float">
            <text:p>3704734</text:p>
          </table:table-cell>
          <table:table-cell table:formula="of:=([.A10]/[.B10])*100" office:value-type="float" office:value="3.38485840009026" calcext:value-type="float">
            <text:p>3,38485840009026</text:p>
          </table:table-cell>
          <table:table-cell/>
          <table:table-cell office:value-type="float" office:value="127228" calcext:value-type="float">
            <text:p>127228</text:p>
          </table:table-cell>
          <table:table-cell office:value-type="float" office:value="3705102" calcext:value-type="float">
            <text:p>3705102</text:p>
          </table:table-cell>
          <table:table-cell table:formula="of:=([.E10]/[.F10])*100" office:value-type="float" office:value="3.43385958065392" calcext:value-type="float">
            <text:p>3,43385958065392</text:p>
          </table:table-cell>
          <table:table-cell/>
          <table:table-cell office:value-type="float" office:value="125120" calcext:value-type="float">
            <text:p>125120</text:p>
          </table:table-cell>
          <table:table-cell office:value-type="float" office:value="3704817" calcext:value-type="float">
            <text:p>3704817</text:p>
          </table:table-cell>
          <table:table-cell table:formula="of:=([.I10]/[.J10])*100" office:value-type="float" office:value="3.37722483998535" calcext:value-type="float">
            <text:p>3,37722483998535</text:p>
          </table:table-cell>
          <table:table-cell/>
          <table:table-cell office:value-type="float" office:value="126811" calcext:value-type="float">
            <text:p>126811</text:p>
          </table:table-cell>
          <table:table-cell office:value-type="float" office:value="3704851" calcext:value-type="float">
            <text:p>3704851</text:p>
          </table:table-cell>
          <table:table-cell table:formula="of:=([.M10]/[.N10])*100" office:value-type="float" office:value="3.422836707873" calcext:value-type="float">
            <text:p>3,422836707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7389</text:p>
          </table:table-cell>
          <table:table-cell table:number-columns-repeated="3"/>
          <table:table-cell office:value-type="string" calcext:value-type="string">
            <text:p>0.332354</text:p>
          </table:table-cell>
          <table:table-cell table:number-columns-repeated="3"/>
          <table:table-cell office:value-type="string" calcext:value-type="string">
            <text:p>0.335969</text:p>
          </table:table-cell>
          <table:table-cell table:number-columns-repeated="3"/>
          <table:table-cell office:value-type="string" calcext:value-type="string">
            <text:p>0.331320</text:p>
          </table:table-cell>
          <table:table-cell table:number-columns-repeated="2"/>
        </table:table-row>
        <table:table-row table:style-name="ro1">
          <table:table-cell office:value-type="float" office:value="126532" calcext:value-type="float">
            <text:p>126532</text:p>
          </table:table-cell>
          <table:table-cell office:value-type="float" office:value="3704855" calcext:value-type="float">
            <text:p>3704855</text:p>
          </table:table-cell>
          <table:table-cell table:formula="of:=([.A13]/[.B13])*100" office:value-type="float" office:value="3.41530235326349" calcext:value-type="float">
            <text:p>3,41530235326349</text:p>
          </table:table-cell>
          <table:table-cell/>
          <table:table-cell office:value-type="float" office:value="126163" calcext:value-type="float">
            <text:p>126163</text:p>
          </table:table-cell>
          <table:table-cell office:value-type="float" office:value="3705035" calcext:value-type="float">
            <text:p>3705035</text:p>
          </table:table-cell>
          <table:table-cell table:formula="of:=([.E13]/[.F13])*100" office:value-type="float" office:value="3.40517700912407" calcext:value-type="float">
            <text:p>3,40517700912407</text:p>
          </table:table-cell>
          <table:table-cell/>
          <table:table-cell office:value-type="float" office:value="124909" calcext:value-type="float">
            <text:p>124909</text:p>
          </table:table-cell>
          <table:table-cell office:value-type="float" office:value="3704628" calcext:value-type="float">
            <text:p>3704628</text:p>
          </table:table-cell>
          <table:table-cell table:formula="of:=([.I13]/[.J13])*100" office:value-type="float" office:value="3.37170155815915" calcext:value-type="float">
            <text:p>3,37170155815915</text:p>
          </table:table-cell>
          <table:table-cell/>
          <table:table-cell office:value-type="float" office:value="125036" calcext:value-type="float">
            <text:p>125036</text:p>
          </table:table-cell>
          <table:table-cell office:value-type="float" office:value="3704743" calcext:value-type="float">
            <text:p>3704743</text:p>
          </table:table-cell>
          <table:table-cell table:formula="of:=([.M13]/[.N13])*100" office:value-type="float" office:value="3.3750249342532" calcext:value-type="float">
            <text:p>3,3750249342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2760</text:p>
          </table:table-cell>
          <table:table-cell table:number-columns-repeated="3"/>
          <table:table-cell office:value-type="string" calcext:value-type="string">
            <text:p>0.350947</text:p>
          </table:table-cell>
          <table:table-cell table:number-columns-repeated="3"/>
          <table:table-cell office:value-type="string" calcext:value-type="string">
            <text:p>0.345199</text:p>
          </table:table-cell>
          <table:table-cell table:number-columns-repeated="3"/>
          <table:table-cell office:value-type="string" calcext:value-type="string">
            <text:p>0.341729</text:p>
          </table:table-cell>
          <table:table-cell table:number-columns-repeated="2"/>
        </table:table-row>
        <table:table-row table:style-name="ro1">
          <table:table-cell office:value-type="float" office:value="126056" calcext:value-type="float">
            <text:p>126056</text:p>
          </table:table-cell>
          <table:table-cell office:value-type="float" office:value="3704726" calcext:value-type="float">
            <text:p>3704726</text:p>
          </table:table-cell>
          <table:table-cell table:formula="of:=([.A16]/[.B16])*100" office:value-type="float" office:value="3.40257282184971" calcext:value-type="float">
            <text:p>3,40257282184971</text:p>
          </table:table-cell>
          <table:table-cell/>
          <table:table-cell office:value-type="float" office:value="125593" calcext:value-type="float">
            <text:p>125593</text:p>
          </table:table-cell>
          <table:table-cell office:value-type="float" office:value="3704748" calcext:value-type="float">
            <text:p>3704748</text:p>
          </table:table-cell>
          <table:table-cell table:formula="of:=([.E16]/[.F16])*100" office:value-type="float" office:value="3.39005514005271" calcext:value-type="float">
            <text:p>3,39005514005271</text:p>
          </table:table-cell>
          <table:table-cell/>
          <table:table-cell office:value-type="float" office:value="127506" calcext:value-type="float">
            <text:p>127506</text:p>
          </table:table-cell>
          <table:table-cell office:value-type="float" office:value="3704817" calcext:value-type="float">
            <text:p>3704817</text:p>
          </table:table-cell>
          <table:table-cell table:formula="of:=([.I16]/[.J16])*100" office:value-type="float" office:value="3.44162748119543" calcext:value-type="float">
            <text:p>3,44162748119543</text:p>
          </table:table-cell>
          <table:table-cell/>
          <table:table-cell office:value-type="float" office:value="127583" calcext:value-type="float">
            <text:p>127583</text:p>
          </table:table-cell>
          <table:table-cell office:value-type="float" office:value="3705259" calcext:value-type="float">
            <text:p>3705259</text:p>
          </table:table-cell>
          <table:table-cell table:formula="of:=([.M16]/[.N16])*100" office:value-type="float" office:value="3.44329505710667" calcext:value-type="float">
            <text:p>3,44329505710667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713786</text:p>
          </table:table-cell>
          <table:table-cell table:number-columns-repeated="3"/>
          <table:table-cell office:value-type="string" calcext:value-type="string">
            <text:p>19.732639</text:p>
          </table:table-cell>
          <table:table-cell table:number-columns-repeated="3"/>
          <table:table-cell office:value-type="string" calcext:value-type="string">
            <text:p>19.676835</text:p>
          </table:table-cell>
          <table:table-cell table:number-columns-repeated="3"/>
          <table:table-cell office:value-type="string" calcext:value-type="string">
            <text:p>19.725564</text:p>
          </table:table-cell>
          <table:table-cell table:number-columns-repeated="2"/>
        </table:table-row>
        <table:table-row table:style-name="ro1">
          <table:table-cell office:value-type="float" office:value="128490" calcext:value-type="float">
            <text:p>128490</text:p>
          </table:table-cell>
          <table:table-cell office:value-type="float" office:value="3845522" calcext:value-type="float">
            <text:p>3845522</text:p>
          </table:table-cell>
          <table:table-cell table:formula="of:=([.A20]/[.B20])*100" office:value-type="float" office:value="3.34128890694163" calcext:value-type="float">
            <text:p>3,34128890694163</text:p>
          </table:table-cell>
          <table:table-cell/>
          <table:table-cell office:value-type="float" office:value="127522" calcext:value-type="float">
            <text:p>127522</text:p>
          </table:table-cell>
          <table:table-cell office:value-type="float" office:value="3845582" calcext:value-type="float">
            <text:p>3845582</text:p>
          </table:table-cell>
          <table:table-cell table:formula="of:=([.E20]/[.F20])*100" office:value-type="float" office:value="3.31606503254904" calcext:value-type="float">
            <text:p>3,31606503254904</text:p>
          </table:table-cell>
          <table:table-cell/>
          <table:table-cell office:value-type="float" office:value="128760" calcext:value-type="float">
            <text:p>128760</text:p>
          </table:table-cell>
          <table:table-cell office:value-type="float" office:value="3845711" calcext:value-type="float">
            <text:p>3845711</text:p>
          </table:table-cell>
          <table:table-cell table:formula="of:=([.I20]/[.J20])*100" office:value-type="float" office:value="3.3481455054735" calcext:value-type="float">
            <text:p>3,3481455054735</text:p>
          </table:table-cell>
          <table:table-cell/>
          <table:table-cell office:value-type="float" office:value="127502" calcext:value-type="float">
            <text:p>127502</text:p>
          </table:table-cell>
          <table:table-cell office:value-type="float" office:value="3845839" calcext:value-type="float">
            <text:p>3845839</text:p>
          </table:table-cell>
          <table:table-cell table:formula="of:=([.M20]/[.N20])*100" office:value-type="float" office:value="3.3153233923729" calcext:value-type="float">
            <text:p>3,3153233923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510865</text:p>
          </table:table-cell>
          <table:table-cell table:number-columns-repeated="3"/>
          <table:table-cell office:value-type="string" calcext:value-type="string">
            <text:p>19.578669</text:p>
          </table:table-cell>
          <table:table-cell table:number-columns-repeated="3"/>
          <table:table-cell office:value-type="string" calcext:value-type="string">
            <text:p>19.537399</text:p>
          </table:table-cell>
          <table:table-cell table:number-columns-repeated="3"/>
          <table:table-cell office:value-type="string" calcext:value-type="string">
            <text:p>19.558207</text:p>
          </table:table-cell>
          <table:table-cell table:number-columns-repeated="2"/>
        </table:table-row>
        <table:table-row table:style-name="ro1">
          <table:table-cell office:value-type="float" office:value="127817" calcext:value-type="float">
            <text:p>127817</text:p>
          </table:table-cell>
          <table:table-cell office:value-type="float" office:value="3839933" calcext:value-type="float">
            <text:p>3839933</text:p>
          </table:table-cell>
          <table:table-cell table:formula="of:=([.A23]/[.B23])*100" office:value-type="float" office:value="3.32862578591866" calcext:value-type="float">
            <text:p>3,32862578591866</text:p>
          </table:table-cell>
          <table:table-cell/>
          <table:table-cell office:value-type="float" office:value="126305" calcext:value-type="float">
            <text:p>126305</text:p>
          </table:table-cell>
          <table:table-cell office:value-type="float" office:value="3840311" calcext:value-type="float">
            <text:p>3840311</text:p>
          </table:table-cell>
          <table:table-cell table:formula="of:=([.E23]/[.F23])*100" office:value-type="float" office:value="3.28892633955948" calcext:value-type="float">
            <text:p>3,28892633955948</text:p>
          </table:table-cell>
          <table:table-cell/>
          <table:table-cell office:value-type="float" office:value="127034" calcext:value-type="float">
            <text:p>127034</text:p>
          </table:table-cell>
          <table:table-cell office:value-type="float" office:value="3840091" calcext:value-type="float">
            <text:p>3840091</text:p>
          </table:table-cell>
          <table:table-cell table:formula="of:=([.I23]/[.J23])*100" office:value-type="float" office:value="3.30809868828629" calcext:value-type="float">
            <text:p>3,30809868828629</text:p>
          </table:table-cell>
          <table:table-cell/>
          <table:table-cell office:value-type="float" office:value="126471" calcext:value-type="float">
            <text:p>126471</text:p>
          </table:table-cell>
          <table:table-cell office:value-type="float" office:value="3840274" calcext:value-type="float">
            <text:p>3840274</text:p>
          </table:table-cell>
          <table:table-cell table:formula="of:=([.M23]/[.N23])*100" office:value-type="float" office:value="3.29328063570464" calcext:value-type="float">
            <text:p>3,29328063570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49725</text:p>
          </table:table-cell>
          <table:table-cell table:number-columns-repeated="3"/>
          <table:table-cell office:value-type="string" calcext:value-type="string">
            <text:p>20.142261</text:p>
          </table:table-cell>
          <table:table-cell table:number-columns-repeated="3"/>
          <table:table-cell office:value-type="string" calcext:value-type="string">
            <text:p>19.986376</text:p>
          </table:table-cell>
          <table:table-cell table:number-columns-repeated="3"/>
          <table:table-cell office:value-type="string" calcext:value-type="string">
            <text:p>20.071325</text:p>
          </table:table-cell>
          <table:table-cell table:number-columns-repeated="2"/>
        </table:table-row>
        <table:table-row table:style-name="ro1">
          <table:table-cell office:value-type="float" office:value="129939" calcext:value-type="float">
            <text:p>129939</text:p>
          </table:table-cell>
          <table:table-cell office:value-type="float" office:value="4010804" calcext:value-type="float">
            <text:p>4010804</text:p>
          </table:table-cell>
          <table:table-cell table:formula="of:=([.A26]/[.B26])*100" office:value-type="float" office:value="3.23972450411439" calcext:value-type="float">
            <text:p>3,23972450411439</text:p>
          </table:table-cell>
          <table:table-cell/>
          <table:table-cell office:value-type="float" office:value="137256" calcext:value-type="float">
            <text:p>137256</text:p>
          </table:table-cell>
          <table:table-cell office:value-type="float" office:value="4009838" calcext:value-type="float">
            <text:p>4009838</text:p>
          </table:table-cell>
          <table:table-cell table:formula="of:=([.E26]/[.F26])*100" office:value-type="float" office:value="3.42298117779322" calcext:value-type="float">
            <text:p>3,42298117779322</text:p>
          </table:table-cell>
          <table:table-cell/>
          <table:table-cell office:value-type="float" office:value="128999" calcext:value-type="float">
            <text:p>128999</text:p>
          </table:table-cell>
          <table:table-cell office:value-type="float" office:value="4000352" calcext:value-type="float">
            <text:p>4000352</text:p>
          </table:table-cell>
          <table:table-cell table:formula="of:=([.I26]/[.J26])*100" office:value-type="float" office:value="3.22469122717201" calcext:value-type="float">
            <text:p>3,22469122717201</text:p>
          </table:table-cell>
          <table:table-cell/>
          <table:table-cell office:value-type="float" office:value="130413" calcext:value-type="float">
            <text:p>130413</text:p>
          </table:table-cell>
          <table:table-cell office:value-type="float" office:value="3996790" calcext:value-type="float">
            <text:p>3996790</text:p>
          </table:table-cell>
          <table:table-cell table:formula="of:=([.M26]/[.N26])*100" office:value-type="float" office:value="3.26294351216852" calcext:value-type="float">
            <text:p>3,2629435121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622219</text:p>
          </table:table-cell>
          <table:table-cell table:number-columns-repeated="3"/>
          <table:table-cell office:value-type="string" calcext:value-type="string">
            <text:p>19.632114</text:p>
          </table:table-cell>
          <table:table-cell table:number-columns-repeated="3"/>
          <table:table-cell office:value-type="string" calcext:value-type="string">
            <text:p>19.639558</text:p>
          </table:table-cell>
          <table:table-cell table:number-columns-repeated="3"/>
          <table:table-cell office:value-type="string" calcext:value-type="string">
            <text:p>19.636094</text:p>
          </table:table-cell>
          <table:table-cell table:number-columns-repeated="2"/>
        </table:table-row>
        <table:table-row table:style-name="ro1">
          <table:table-cell office:value-type="float" office:value="126361" calcext:value-type="float">
            <text:p>126361</text:p>
          </table:table-cell>
          <table:table-cell office:value-type="float" office:value="3840957" calcext:value-type="float">
            <text:p>3840957</text:p>
          </table:table-cell>
          <table:table-cell table:formula="of:=([.A29]/[.B29])*100" office:value-type="float" office:value="3.28983115405874" calcext:value-type="float">
            <text:p>3,28983115405874</text:p>
          </table:table-cell>
          <table:table-cell/>
          <table:table-cell office:value-type="float" office:value="126686" calcext:value-type="float">
            <text:p>126686</text:p>
          </table:table-cell>
          <table:table-cell office:value-type="float" office:value="3841114" calcext:value-type="float">
            <text:p>3841114</text:p>
          </table:table-cell>
          <table:table-cell table:formula="of:=([.E29]/[.F29])*100" office:value-type="float" office:value="3.29815777402077" calcext:value-type="float">
            <text:p>3,29815777402077</text:p>
          </table:table-cell>
          <table:table-cell/>
          <table:table-cell office:value-type="float" office:value="125681" calcext:value-type="float">
            <text:p>125681</text:p>
          </table:table-cell>
          <table:table-cell office:value-type="float" office:value="3841223" calcext:value-type="float">
            <text:p>3841223</text:p>
          </table:table-cell>
          <table:table-cell table:formula="of:=([.I29]/[.J29])*100" office:value-type="float" office:value="3.27190064206114" calcext:value-type="float">
            <text:p>3,27190064206114</text:p>
          </table:table-cell>
          <table:table-cell/>
          <table:table-cell office:value-type="float" office:value="126276" calcext:value-type="float">
            <text:p>126276</text:p>
          </table:table-cell>
          <table:table-cell office:value-type="float" office:value="3840999" calcext:value-type="float">
            <text:p>3840999</text:p>
          </table:table-cell>
          <table:table-cell table:formula="of:=([.M29]/[.N29])*100" office:value-type="float" office:value="3.28758221493939" calcext:value-type="float">
            <text:p>3,287582214939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747108</text:p>
          </table:table-cell>
          <table:table-cell table:number-columns-repeated="3"/>
          <table:table-cell office:value-type="string" calcext:value-type="string">
            <text:p>19.750007</text:p>
          </table:table-cell>
          <table:table-cell table:number-columns-repeated="3"/>
          <table:table-cell office:value-type="string" calcext:value-type="string">
            <text:p>19.738765</text:p>
          </table:table-cell>
          <table:table-cell table:number-columns-repeated="3"/>
          <table:table-cell office:value-type="string" calcext:value-type="string">
            <text:p>19.760816</text:p>
          </table:table-cell>
          <table:table-cell table:number-columns-repeated="2"/>
        </table:table-row>
        <table:table-row table:style-name="ro1">
          <table:table-cell office:value-type="float" office:value="127335" calcext:value-type="float">
            <text:p>127335</text:p>
          </table:table-cell>
          <table:table-cell office:value-type="float" office:value="3843796" calcext:value-type="float">
            <text:p>3843796</text:p>
          </table:table-cell>
          <table:table-cell table:formula="of:=([.A32]/[.B32])*100" office:value-type="float" office:value="3.31274084264618" calcext:value-type="float">
            <text:p>3,31274084264618</text:p>
          </table:table-cell>
          <table:table-cell/>
          <table:table-cell office:value-type="float" office:value="128037" calcext:value-type="float">
            <text:p>128037</text:p>
          </table:table-cell>
          <table:table-cell office:value-type="float" office:value="3843871" calcext:value-type="float">
            <text:p>3843871</text:p>
          </table:table-cell>
          <table:table-cell table:formula="of:=([.E32]/[.F32])*100" office:value-type="float" office:value="3.3309390455611" calcext:value-type="float">
            <text:p>3,3309390455611</text:p>
          </table:table-cell>
          <table:table-cell/>
          <table:table-cell office:value-type="float" office:value="126044" calcext:value-type="float">
            <text:p>126044</text:p>
          </table:table-cell>
          <table:table-cell office:value-type="float" office:value="3843931" calcext:value-type="float">
            <text:p>3843931</text:p>
          </table:table-cell>
          <table:table-cell table:formula="of:=([.I32]/[.J32])*100" office:value-type="float" office:value="3.27903908785043" calcext:value-type="float">
            <text:p>3,27903908785043</text:p>
          </table:table-cell>
          <table:table-cell/>
          <table:table-cell office:value-type="float" office:value="127128" calcext:value-type="float">
            <text:p>127128</text:p>
          </table:table-cell>
          <table:table-cell office:value-type="float" office:value="3843936" calcext:value-type="float">
            <text:p>3843936</text:p>
          </table:table-cell>
          <table:table-cell table:formula="of:=([.M32]/[.N32])*100" office:value-type="float" office:value="3.30723508403886" calcext:value-type="float">
            <text:p>3,30723508403886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59.582630</text:p>
          </table:table-cell>
          <table:table-cell table:number-columns-repeated="3"/>
          <table:table-cell office:value-type="string" calcext:value-type="string">
            <text:p>12538.467611</text:p>
          </table:table-cell>
          <table:table-cell table:number-columns-repeated="3"/>
          <table:table-cell office:value-type="string" calcext:value-type="string">
            <text:p>11962.428810</text:p>
          </table:table-cell>
          <table:table-cell table:number-columns-repeated="3"/>
          <table:table-cell office:value-type="string" calcext:value-type="string">
            <text:p>12535.757087</text:p>
          </table:table-cell>
          <table:table-cell table:number-columns-repeated="2"/>
        </table:table-row>
        <table:table-row table:style-name="ro1">
          <table:table-cell office:value-type="float" office:value="68178147" calcext:value-type="float">
            <text:p>68178147</text:p>
          </table:table-cell>
          <table:table-cell office:value-type="float" office:value="1416728650" calcext:value-type="float">
            <text:p>1416728650</text:p>
          </table:table-cell>
          <table:table-cell table:formula="of:=([.A36]/[.B36])*100" office:value-type="float" office:value="4.81236452725086" calcext:value-type="float">
            <text:p>4,81236452725086</text:p>
          </table:table-cell>
          <table:table-cell/>
          <table:table-cell office:value-type="float" office:value="69136070" calcext:value-type="float">
            <text:p>69136070</text:p>
          </table:table-cell>
          <table:table-cell office:value-type="float" office:value="1415689258" calcext:value-type="float">
            <text:p>1415689258</text:p>
          </table:table-cell>
          <table:table-cell table:formula="of:=([.E36]/[.F36])*100" office:value-type="float" office:value="4.88356251976308" calcext:value-type="float">
            <text:p>4,88356251976308</text:p>
          </table:table-cell>
          <table:table-cell/>
          <table:table-cell office:value-type="float" office:value="70231217" calcext:value-type="float">
            <text:p>70231217</text:p>
          </table:table-cell>
          <table:table-cell office:value-type="float" office:value="1415621385" calcext:value-type="float">
            <text:p>1415621385</text:p>
          </table:table-cell>
          <table:table-cell table:formula="of:=([.I36]/[.J36])*100" office:value-type="float" office:value="4.96115824076789" calcext:value-type="float">
            <text:p>4,96115824076789</text:p>
          </table:table-cell>
          <table:table-cell/>
          <table:table-cell office:value-type="float" office:value="69904179" calcext:value-type="float">
            <text:p>69904179</text:p>
          </table:table-cell>
          <table:table-cell office:value-type="float" office:value="1415292192" calcext:value-type="float">
            <text:p>1415292192</text:p>
          </table:table-cell>
          <table:table-cell table:formula="of:=([.M36]/[.N36])*100" office:value-type="float" office:value="4.93920473773094" calcext:value-type="float">
            <text:p>4,93920473773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79.613212</text:p>
          </table:table-cell>
          <table:table-cell table:number-columns-repeated="3"/>
          <table:table-cell office:value-type="string" calcext:value-type="string">
            <text:p>9915.566292</text:p>
          </table:table-cell>
          <table:table-cell table:number-columns-repeated="3"/>
          <table:table-cell office:value-type="string" calcext:value-type="string">
            <text:p>7525.140849</text:p>
          </table:table-cell>
          <table:table-cell table:number-columns-repeated="3"/>
          <table:table-cell office:value-type="string" calcext:value-type="string">
            <text:p>9913.166592</text:p>
          </table:table-cell>
          <table:table-cell table:number-columns-repeated="2"/>
        </table:table-row>
        <table:table-row table:style-name="ro1">
          <table:table-cell office:value-type="float" office:value="4571515" calcext:value-type="float">
            <text:p>4571515</text:p>
          </table:table-cell>
          <table:table-cell office:value-type="float" office:value="71582877" calcext:value-type="float">
            <text:p>71582877</text:p>
          </table:table-cell>
          <table:table-cell table:formula="of:=([.A39]/[.B39])*100" office:value-type="float" office:value="6.38632476311339" calcext:value-type="float">
            <text:p>6,38632476311339</text:p>
          </table:table-cell>
          <table:table-cell/>
          <table:table-cell office:value-type="float" office:value="5163902" calcext:value-type="float">
            <text:p>5163902</text:p>
          </table:table-cell>
          <table:table-cell office:value-type="float" office:value="71618120" calcext:value-type="float">
            <text:p>71618120</text:p>
          </table:table-cell>
          <table:table-cell table:formula="of:=([.E39]/[.F39])*100" office:value-type="float" office:value="7.21032889441946" calcext:value-type="float">
            <text:p>7,21032889441946</text:p>
          </table:table-cell>
          <table:table-cell/>
          <table:table-cell office:value-type="float" office:value="4235165" calcext:value-type="float">
            <text:p>4235165</text:p>
          </table:table-cell>
          <table:table-cell office:value-type="float" office:value="71579892" calcext:value-type="float">
            <text:p>71579892</text:p>
          </table:table-cell>
          <table:table-cell table:formula="of:=([.I39]/[.J39])*100" office:value-type="float" office:value="5.91669654936054" calcext:value-type="float">
            <text:p>5,91669654936054</text:p>
          </table:table-cell>
          <table:table-cell/>
          <table:table-cell office:value-type="float" office:value="5073824" calcext:value-type="float">
            <text:p>5073824</text:p>
          </table:table-cell>
          <table:table-cell office:value-type="float" office:value="71601337" calcext:value-type="float">
            <text:p>71601337</text:p>
          </table:table-cell>
          <table:table-cell table:formula="of:=([.M39]/[.N39])*100" office:value-type="float" office:value="7.0862140465338" calcext:value-type="float">
            <text:p>7,08621404653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544.358894</text:p>
          </table:table-cell>
          <table:table-cell table:number-columns-repeated="3"/>
          <table:table-cell office:value-type="string" calcext:value-type="string">
            <text:p>20911.998821</text:p>
          </table:table-cell>
          <table:table-cell table:number-columns-repeated="3"/>
          <table:table-cell office:value-type="string" calcext:value-type="string">
            <text:p>20865.499873</text:p>
          </table:table-cell>
          <table:table-cell table:number-columns-repeated="3"/>
          <table:table-cell office:value-type="string" calcext:value-type="string">
            <text:p>18155.419625</text:p>
          </table:table-cell>
          <table:table-cell table:number-columns-repeated="2"/>
        </table:table-row>
        <table:table-row table:style-name="ro1">
          <table:table-cell office:value-type="float" office:value="254389423" calcext:value-type="float">
            <text:p>254389423</text:p>
          </table:table-cell>
          <table:table-cell office:value-type="float" office:value="2704923964" calcext:value-type="float">
            <text:p>2704923964</text:p>
          </table:table-cell>
          <table:table-cell table:formula="of:=([.A42]/[.B42])*100" office:value-type="float" office:value="9.40467925848137" calcext:value-type="float">
            <text:p>9,40467925848137</text:p>
          </table:table-cell>
          <table:table-cell/>
          <table:table-cell office:value-type="float" office:value="200254961" calcext:value-type="float">
            <text:p>200254961</text:p>
          </table:table-cell>
          <table:table-cell office:value-type="float" office:value="2704500322" calcext:value-type="float">
            <text:p>2704500322</text:p>
          </table:table-cell>
          <table:table-cell table:formula="of:=([.E42]/[.F42])*100" office:value-type="float" office:value="7.40450867655693" calcext:value-type="float">
            <text:p>7,40450867655693</text:p>
          </table:table-cell>
          <table:table-cell/>
          <table:table-cell office:value-type="float" office:value="203785056" calcext:value-type="float">
            <text:p>203785056</text:p>
          </table:table-cell>
          <table:table-cell office:value-type="float" office:value="2704142463" calcext:value-type="float">
            <text:p>2704142463</text:p>
          </table:table-cell>
          <table:table-cell table:formula="of:=([.I42]/[.J42])*100" office:value-type="float" office:value="7.53603254223223" calcext:value-type="float">
            <text:p>7,53603254223223</text:p>
          </table:table-cell>
          <table:table-cell/>
          <table:table-cell office:value-type="float" office:value="202593533" calcext:value-type="float">
            <text:p>202593533</text:p>
          </table:table-cell>
          <table:table-cell office:value-type="float" office:value="2705412246" calcext:value-type="float">
            <text:p>2705412246</text:p>
          </table:table-cell>
          <table:table-cell table:formula="of:=([.M42]/[.N42])*100" office:value-type="float" office:value="7.48845331426063" calcext:value-type="float">
            <text:p>7,48845331426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05.215085</text:p>
          </table:table-cell>
          <table:table-cell table:number-columns-repeated="3"/>
          <table:table-cell office:value-type="string" calcext:value-type="string">
            <text:p>9938.134258</text:p>
          </table:table-cell>
          <table:table-cell table:number-columns-repeated="3"/>
          <table:table-cell office:value-type="string" calcext:value-type="string">
            <text:p>9931.343909</text:p>
          </table:table-cell>
          <table:table-cell table:number-columns-repeated="3"/>
          <table:table-cell office:value-type="string" calcext:value-type="string">
            <text:p>9948.534273</text:p>
          </table:table-cell>
          <table:table-cell table:number-columns-repeated="2"/>
        </table:table-row>
        <table:table-row table:style-name="ro1">
          <table:table-cell office:value-type="float" office:value="4424938" calcext:value-type="float">
            <text:p>4424938</text:p>
          </table:table-cell>
          <table:table-cell office:value-type="float" office:value="72161733" calcext:value-type="float">
            <text:p>72161733</text:p>
          </table:table-cell>
          <table:table-cell table:formula="of:=([.A45]/[.B45])*100" office:value-type="float" office:value="6.13197302232196" calcext:value-type="float">
            <text:p>6,13197302232196</text:p>
          </table:table-cell>
          <table:table-cell/>
          <table:table-cell office:value-type="float" office:value="5348501" calcext:value-type="float">
            <text:p>5348501</text:p>
          </table:table-cell>
          <table:table-cell office:value-type="float" office:value="72188288" calcext:value-type="float">
            <text:p>72188288</text:p>
          </table:table-cell>
          <table:table-cell table:formula="of:=([.E45]/[.F45])*100" office:value-type="float" office:value="7.40909799661685" calcext:value-type="float">
            <text:p>7,40909799661685</text:p>
          </table:table-cell>
          <table:table-cell/>
          <table:table-cell office:value-type="float" office:value="5048754" calcext:value-type="float">
            <text:p>5048754</text:p>
          </table:table-cell>
          <table:table-cell office:value-type="float" office:value="72184849" calcext:value-type="float">
            <text:p>72184849</text:p>
          </table:table-cell>
          <table:table-cell table:formula="of:=([.I45]/[.J45])*100" office:value-type="float" office:value="6.9942017887992" calcext:value-type="float">
            <text:p>6,9942017887992</text:p>
          </table:table-cell>
          <table:table-cell/>
          <table:table-cell office:value-type="float" office:value="5136997" calcext:value-type="float">
            <text:p>5136997</text:p>
          </table:table-cell>
          <table:table-cell office:value-type="float" office:value="72247835" calcext:value-type="float">
            <text:p>72247835</text:p>
          </table:table-cell>
          <table:table-cell table:formula="of:=([.M45]/[.N45])*100" office:value-type="float" office:value="7.11024351110314" calcext:value-type="float">
            <text:p>7,11024351110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29.888167</text:p>
          </table:table-cell>
          <table:table-cell table:number-columns-repeated="3"/>
          <table:table-cell office:value-type="string" calcext:value-type="string">
            <text:p>7800.189708</text:p>
          </table:table-cell>
          <table:table-cell table:number-columns-repeated="3"/>
          <table:table-cell office:value-type="string" calcext:value-type="string">
            <text:p>9932.822872</text:p>
          </table:table-cell>
          <table:table-cell table:number-columns-repeated="3"/>
          <table:table-cell office:value-type="string" calcext:value-type="string">
            <text:p>9957.070625</text:p>
          </table:table-cell>
          <table:table-cell table:number-columns-repeated="2"/>
        </table:table-row>
        <table:table-row table:style-name="ro1">
          <table:table-cell office:value-type="float" office:value="5105584" calcext:value-type="float">
            <text:p>5105584</text:p>
          </table:table-cell>
          <table:table-cell office:value-type="float" office:value="73345031" calcext:value-type="float">
            <text:p>73345031</text:p>
          </table:table-cell>
          <table:table-cell table:formula="of:=([.A48]/[.B48])*100" office:value-type="float" office:value="6.96104961766258" calcext:value-type="float">
            <text:p>6,96104961766258</text:p>
          </table:table-cell>
          <table:table-cell/>
          <table:table-cell office:value-type="float" office:value="4429923" calcext:value-type="float">
            <text:p>4429923</text:p>
          </table:table-cell>
          <table:table-cell office:value-type="float" office:value="73468767" calcext:value-type="float">
            <text:p>73468767</text:p>
          </table:table-cell>
          <table:table-cell table:formula="of:=([.E48]/[.F48])*100" office:value-type="float" office:value="6.0296683623396" calcext:value-type="float">
            <text:p>6,0296683623396</text:p>
          </table:table-cell>
          <table:table-cell/>
          <table:table-cell office:value-type="float" office:value="5212665" calcext:value-type="float">
            <text:p>5212665</text:p>
          </table:table-cell>
          <table:table-cell office:value-type="float" office:value="73350491" calcext:value-type="float">
            <text:p>73350491</text:p>
          </table:table-cell>
          <table:table-cell table:formula="of:=([.I48]/[.J48])*100" office:value-type="float" office:value="7.10651684662888" calcext:value-type="float">
            <text:p>7,10651684662888</text:p>
          </table:table-cell>
          <table:table-cell/>
          <table:table-cell office:value-type="float" office:value="5427935" calcext:value-type="float">
            <text:p>5427935</text:p>
          </table:table-cell>
          <table:table-cell office:value-type="float" office:value="73430966" calcext:value-type="float">
            <text:p>73430966</text:p>
          </table:table-cell>
          <table:table-cell table:formula="of:=([.M48]/[.N48])*100" office:value-type="float" office:value="7.39188832133844" calcext:value-type="float">
            <text:p>7,39188832133844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317.566748</text:p>
          </table:table-cell>
          <table:table-cell table:number-columns-repeated="3"/>
          <table:table-cell office:value-type="string" calcext:value-type="string">
            <text:p>103014.307545</text:p>
          </table:table-cell>
          <table:table-cell table:number-columns-repeated="3"/>
          <table:table-cell office:value-type="string" calcext:value-type="string">
            <text:p>82751.659190</text:p>
          </table:table-cell>
          <table:table-cell table:number-columns-repeated="3"/>
          <table:table-cell office:value-type="string" calcext:value-type="string">
            <text:p>84165.815127</text:p>
          </table:table-cell>
          <table:table-cell table:number-columns-repeated="2"/>
        </table:table-row>
        <table:table-row table:style-name="ro1">
          <table:table-cell office:value-type="float" office:value="625426163" calcext:value-type="float">
            <text:p>625426163</text:p>
          </table:table-cell>
          <table:table-cell office:value-type="float" office:value="12388549153" calcext:value-type="float">
            <text:p>12388549153</text:p>
          </table:table-cell>
          <table:table-cell table:formula="of:=([.A52]/[.B52])*100" office:value-type="float" office:value="5.04842137102509" calcext:value-type="float">
            <text:p>5,04842137102509</text:p>
          </table:table-cell>
          <table:table-cell/>
          <table:table-cell office:value-type="float" office:value="595133007" calcext:value-type="float">
            <text:p>595133007</text:p>
          </table:table-cell>
          <table:table-cell office:value-type="float" office:value="12387659484" calcext:value-type="float">
            <text:p>12387659484</text:p>
          </table:table-cell>
          <table:table-cell table:formula="of:=([.E52]/[.F52])*100" office:value-type="float" office:value="4.8042409283907" calcext:value-type="float">
            <text:p>4,8042409283907</text:p>
          </table:table-cell>
          <table:table-cell/>
          <table:table-cell office:value-type="float" office:value="590174458" calcext:value-type="float">
            <text:p>590174458</text:p>
          </table:table-cell>
          <table:table-cell office:value-type="float" office:value="12388181011" calcext:value-type="float">
            <text:p>12388181011</text:p>
          </table:table-cell>
          <table:table-cell table:formula="of:=([.I52]/[.J52])*100" office:value-type="float" office:value="4.76401222645971" calcext:value-type="float">
            <text:p>4,76401222645971</text:p>
          </table:table-cell>
          <table:table-cell/>
          <table:table-cell office:value-type="float" office:value="1387291470" calcext:value-type="float">
            <text:p>1387291470</text:p>
          </table:table-cell>
          <table:table-cell office:value-type="float" office:value="12392995576" calcext:value-type="float">
            <text:p>12392995576</text:p>
          </table:table-cell>
          <table:table-cell table:formula="of:=([.M52]/[.N52])*100" office:value-type="float" office:value="11.1941577118497" calcext:value-type="float">
            <text:p>11,1941577118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334.381821</text:p>
          </table:table-cell>
          <table:table-cell table:number-columns-repeated="3"/>
          <table:table-cell office:value-type="string" calcext:value-type="string">
            <text:p>79397.074257</text:p>
          </table:table-cell>
          <table:table-cell table:number-columns-repeated="3"/>
          <table:table-cell office:value-type="string" calcext:value-type="string">
            <text:p>63370.267655</text:p>
          </table:table-cell>
          <table:table-cell table:number-columns-repeated="3"/>
          <table:table-cell office:value-type="string" calcext:value-type="string">
            <text:p>61931.245589</text:p>
          </table:table-cell>
          <table:table-cell table:number-columns-repeated="2"/>
        </table:table-row>
        <table:table-row table:style-name="ro1">
          <table:table-cell office:value-type="float" office:value="41094312" calcext:value-type="float">
            <text:p>41094312</text:p>
          </table:table-cell>
          <table:table-cell office:value-type="float" office:value="548184556" calcext:value-type="float">
            <text:p>548184556</text:p>
          </table:table-cell>
          <table:table-cell table:formula="of:=([.A55]/[.B55])*100" office:value-type="float" office:value="7.49643738595219" calcext:value-type="float">
            <text:p>7,49643738595219</text:p>
          </table:table-cell>
          <table:table-cell/>
          <table:table-cell office:value-type="float" office:value="41340599" calcext:value-type="float">
            <text:p>41340599</text:p>
          </table:table-cell>
          <table:table-cell office:value-type="float" office:value="548178295" calcext:value-type="float">
            <text:p>548178295</text:p>
          </table:table-cell>
          <table:table-cell table:formula="of:=([.E55]/[.F55])*100" office:value-type="float" office:value="7.54145127179835" calcext:value-type="float">
            <text:p>7,54145127179835</text:p>
          </table:table-cell>
          <table:table-cell/>
          <table:table-cell office:value-type="float" office:value="35629440" calcext:value-type="float">
            <text:p>35629440</text:p>
          </table:table-cell>
          <table:table-cell office:value-type="float" office:value="547626805" calcext:value-type="float">
            <text:p>547626805</text:p>
          </table:table-cell>
          <table:table-cell table:formula="of:=([.I55]/[.J55])*100" office:value-type="float" office:value="6.50615340131132" calcext:value-type="float">
            <text:p>6,50615340131132</text:p>
          </table:table-cell>
          <table:table-cell/>
          <table:table-cell office:value-type="float" office:value="35351674" calcext:value-type="float">
            <text:p>35351674</text:p>
          </table:table-cell>
          <table:table-cell office:value-type="float" office:value="547506931" calcext:value-type="float">
            <text:p>547506931</text:p>
          </table:table-cell>
          <table:table-cell table:formula="of:=([.M55]/[.N55])*100" office:value-type="float" office:value="6.4568450184606" calcext:value-type="float">
            <text:p>6,4568450184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7479.661387</text:p>
          </table:table-cell>
          <table:table-cell table:number-columns-repeated="3"/>
          <table:table-cell office:value-type="string" calcext:value-type="string">
            <text:p>176381.102955</text:p>
          </table:table-cell>
          <table:table-cell table:number-columns-repeated="3"/>
          <table:table-cell office:value-type="string" calcext:value-type="string">
            <text:p>192763.825587</text:p>
          </table:table-cell>
          <table:table-cell table:number-columns-repeated="3"/>
          <table:table-cell office:value-type="string" calcext:value-type="string">
            <text:p>171345.719214</text:p>
          </table:table-cell>
          <table:table-cell table:number-columns-repeated="2"/>
        </table:table-row>
        <table:table-row table:style-name="ro1">
          <table:table-cell office:value-type="float" office:value="17450985170" calcext:value-type="float">
            <text:p>17450985170</text:p>
          </table:table-cell>
          <table:table-cell office:value-type="float" office:value="22945202075" calcext:value-type="float">
            <text:p>22945202075</text:p>
          </table:table-cell>
          <table:table-cell table:formula="of:=([.A58]/[.B58])*100" office:value-type="float" office:value="76.0550511298995" calcext:value-type="float">
            <text:p>76,0550511298995</text:p>
          </table:table-cell>
          <table:table-cell/>
          <table:table-cell office:value-type="float" office:value="18080176664" calcext:value-type="float">
            <text:p>18080176664</text:p>
          </table:table-cell>
          <table:table-cell office:value-type="float" office:value="22761920215" calcext:value-type="float">
            <text:p>22761920215</text:p>
          </table:table-cell>
          <table:table-cell table:formula="of:=([.E58]/[.F58])*100" office:value-type="float" office:value="79.4316845557048" calcext:value-type="float">
            <text:p>79,4316845557048</text:p>
          </table:table-cell>
          <table:table-cell/>
          <table:table-cell office:value-type="float" office:value="16947392336" calcext:value-type="float">
            <text:p>16947392336</text:p>
          </table:table-cell>
          <table:table-cell office:value-type="float" office:value="22429518386" calcext:value-type="float">
            <text:p>22429518386</text:p>
          </table:table-cell>
          <table:table-cell table:formula="of:=([.I58]/[.J58])*100" office:value-type="float" office:value="75.5584317253026" calcext:value-type="float">
            <text:p>75,5584317253026</text:p>
          </table:table-cell>
          <table:table-cell/>
          <table:table-cell office:value-type="float" office:value="18543582140" calcext:value-type="float">
            <text:p>18543582140</text:p>
          </table:table-cell>
          <table:table-cell office:value-type="float" office:value="23149314087" calcext:value-type="float">
            <text:p>23149314087</text:p>
          </table:table-cell>
          <table:table-cell table:formula="of:=([.M58]/[.N58])*100" office:value-type="float" office:value="80.104240109704" calcext:value-type="float">
            <text:p>80,104240109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488.802384</text:p>
          </table:table-cell>
          <table:table-cell table:number-columns-repeated="3"/>
          <table:table-cell office:value-type="string" calcext:value-type="string">
            <text:p>60989.747332</text:p>
          </table:table-cell>
          <table:table-cell table:number-columns-repeated="3"/>
          <table:table-cell office:value-type="string" calcext:value-type="string">
            <text:p>79402.973047</text:p>
          </table:table-cell>
          <table:table-cell table:number-columns-repeated="3"/>
          <table:table-cell office:value-type="string" calcext:value-type="string">
            <text:p>79412.172059</text:p>
          </table:table-cell>
          <table:table-cell table:number-columns-repeated="2"/>
        </table:table-row>
        <table:table-row table:style-name="ro1">
          <table:table-cell office:value-type="float" office:value="42061212" calcext:value-type="float">
            <text:p>42061212</text:p>
          </table:table-cell>
          <table:table-cell office:value-type="float" office:value="551335683" calcext:value-type="float">
            <text:p>551335683</text:p>
          </table:table-cell>
          <table:table-cell table:formula="of:=([.A61]/[.B61])*100" office:value-type="float" office:value="7.62896603592407" calcext:value-type="float">
            <text:p>7,62896603592407</text:p>
          </table:table-cell>
          <table:table-cell/>
          <table:table-cell office:value-type="float" office:value="34679319" calcext:value-type="float">
            <text:p>34679319</text:p>
          </table:table-cell>
          <table:table-cell office:value-type="float" office:value="550636073" calcext:value-type="float">
            <text:p>550636073</text:p>
          </table:table-cell>
          <table:table-cell table:formula="of:=([.E61]/[.F61])*100" office:value-type="float" office:value="6.29804705875127" calcext:value-type="float">
            <text:p>6,29804705875127</text:p>
          </table:table-cell>
          <table:table-cell/>
          <table:table-cell office:value-type="float" office:value="43304133" calcext:value-type="float">
            <text:p>43304133</text:p>
          </table:table-cell>
          <table:table-cell office:value-type="float" office:value="551807804" calcext:value-type="float">
            <text:p>551807804</text:p>
          </table:table-cell>
          <table:table-cell table:formula="of:=([.I61]/[.J61])*100" office:value-type="float" office:value="7.84768404616474" calcext:value-type="float">
            <text:p>7,84768404616474</text:p>
          </table:table-cell>
          <table:table-cell/>
          <table:table-cell office:value-type="float" office:value="42744753" calcext:value-type="float">
            <text:p>42744753</text:p>
          </table:table-cell>
          <table:table-cell office:value-type="float" office:value="551132284" calcext:value-type="float">
            <text:p>551132284</text:p>
          </table:table-cell>
          <table:table-cell table:formula="of:=([.M61]/[.N61])*100" office:value-type="float" office:value="7.75580640817623" calcext:value-type="float">
            <text:p>7,755806408176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462.777290</text:p>
          </table:table-cell>
          <table:table-cell table:number-columns-repeated="3"/>
          <table:table-cell office:value-type="string" calcext:value-type="string">
            <text:p>63765.985548</text:p>
          </table:table-cell>
          <table:table-cell table:number-columns-repeated="3"/>
          <table:table-cell office:value-type="string" calcext:value-type="string">
            <text:p>72154.181030</text:p>
          </table:table-cell>
          <table:table-cell table:number-columns-repeated="3"/>
          <table:table-cell office:value-type="string" calcext:value-type="string">
            <text:p>79396.190502</text:p>
          </table:table-cell>
          <table:table-cell table:number-columns-repeated="2"/>
        </table:table-row>
        <table:table-row table:style-name="ro1">
          <table:table-cell office:value-type="float" office:value="42297326" calcext:value-type="float">
            <text:p>42297326</text:p>
          </table:table-cell>
          <table:table-cell office:value-type="float" office:value="557548944" calcext:value-type="float">
            <text:p>557548944</text:p>
          </table:table-cell>
          <table:table-cell table:formula="of:=([.A64]/[.B64])*100" office:value-type="float" office:value="7.58629828917764" calcext:value-type="float">
            <text:p>7,58629828917764</text:p>
          </table:table-cell>
          <table:table-cell/>
          <table:table-cell office:value-type="float" office:value="36703056" calcext:value-type="float">
            <text:p>36703056</text:p>
          </table:table-cell>
          <table:table-cell office:value-type="float" office:value="557388641" calcext:value-type="float">
            <text:p>557388641</text:p>
          </table:table-cell>
          <table:table-cell table:formula="of:=([.E64]/[.F64])*100" office:value-type="float" office:value="6.58482310191176" calcext:value-type="float">
            <text:p>6,58482310191176</text:p>
          </table:table-cell>
          <table:table-cell/>
          <table:table-cell office:value-type="float" office:value="39910617" calcext:value-type="float">
            <text:p>39910617</text:p>
          </table:table-cell>
          <table:table-cell office:value-type="float" office:value="557524694" calcext:value-type="float">
            <text:p>557524694</text:p>
          </table:table-cell>
          <table:table-cell table:formula="of:=([.I64]/[.J64])*100" office:value-type="float" office:value="7.15853798576319" calcext:value-type="float">
            <text:p>7,15853798576319</text:p>
          </table:table-cell>
          <table:table-cell/>
          <table:table-cell office:value-type="float" office:value="42481717" calcext:value-type="float">
            <text:p>42481717</text:p>
          </table:table-cell>
          <table:table-cell office:value-type="float" office:value="557439017" calcext:value-type="float">
            <text:p>557439017</text:p>
          </table:table-cell>
          <table:table-cell table:formula="of:=([.M64]/[.N64])*100" office:value-type="float" office:value="7.62087254470026" calcext:value-type="float">
            <text:p>7,62087254470026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Size= 32</text:p>
          </table:table-cell>
          <table:table-cell table:number-columns-repeated="3"/>
          <table:table-cell table:style-name="ce1" office:value-type="string" calcext:value-type="string">
            <text:p>Size= 32</text:p>
          </table:table-cell>
          <table:table-cell table:style-name="ce1" table:number-columns-repeated="2"/>
          <table:table-cell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1807</text:p>
          </table:table-cell>
          <table:table-cell table:number-columns-repeated="3"/>
          <table:table-cell table:style-name="ce1" office:value-type="string" calcext:value-type="string">
            <text:p>0.335163</text:p>
          </table:table-cell>
          <table:table-cell table:style-name="ce1" table:number-columns-repeated="2"/>
          <table:table-cell/>
          <table:table-cell office:value-type="string" calcext:value-type="string">
            <text:p>0.334968</text:p>
          </table:table-cell>
          <table:table-cell table:number-columns-repeated="3"/>
          <table:table-cell office:value-type="string" calcext:value-type="string">
            <text:p>0.333570</text:p>
          </table:table-cell>
          <table:table-cell table:number-columns-repeated="2"/>
        </table:table-row>
        <table:table-row table:style-name="ro1">
          <table:table-cell office:value-type="float" office:value="126738" calcext:value-type="float">
            <text:p>126738</text:p>
          </table:table-cell>
          <table:table-cell office:value-type="float" office:value="3704647" calcext:value-type="float">
            <text:p>3704647</text:p>
          </table:table-cell>
          <table:table-cell table:formula="of:=([.A71]/[.B71])*100" office:value-type="float" office:value="3.4210546915806" calcext:value-type="float">
            <text:p>3,4210546915806</text:p>
          </table:table-cell>
          <table:table-cell/>
          <table:table-cell table:style-name="ce1" office:value-type="float" office:value="125601" calcext:value-type="float">
            <text:p>125601</text:p>
          </table:table-cell>
          <table:table-cell table:style-name="ce1" office:value-type="float" office:value="3704922" calcext:value-type="float">
            <text:p>3704922</text:p>
          </table:table-cell>
          <table:table-cell table:style-name="ce1" table:formula="of:=([.E71]/[.F71])*100" office:value-type="float" office:value="3.39011185660589" calcext:value-type="float">
            <text:p>3,39011185660589</text:p>
          </table:table-cell>
          <table:table-cell/>
          <table:table-cell office:value-type="float" office:value="125838" calcext:value-type="float">
            <text:p>125838</text:p>
          </table:table-cell>
          <table:table-cell office:value-type="float" office:value="3705299" calcext:value-type="float">
            <text:p>3705299</text:p>
          </table:table-cell>
          <table:table-cell table:formula="of:=([.I71]/[.J71])*100" office:value-type="float" office:value="3.39616317063751" calcext:value-type="float">
            <text:p>3,39616317063751</text:p>
          </table:table-cell>
          <table:table-cell/>
          <table:table-cell office:value-type="float" office:value="125840" calcext:value-type="float">
            <text:p>125840</text:p>
          </table:table-cell>
          <table:table-cell office:value-type="float" office:value="3704756" calcext:value-type="float">
            <text:p>3704756</text:p>
          </table:table-cell>
          <table:table-cell table:formula="of:=([.M71]/[.N71])*100" office:value-type="float" office:value="3.39671492535541" calcext:value-type="float">
            <text:p>3,39671492535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1157</text:p>
          </table:table-cell>
          <table:table-cell table:number-columns-repeated="3"/>
          <table:table-cell table:style-name="ce1" office:value-type="string" calcext:value-type="string">
            <text:p>0.334762</text:p>
          </table:table-cell>
          <table:table-cell table:style-name="ce1" table:number-columns-repeated="2"/>
          <table:table-cell/>
          <table:table-cell office:value-type="string" calcext:value-type="string">
            <text:p>0.330888</text:p>
          </table:table-cell>
          <table:table-cell table:number-columns-repeated="3"/>
          <table:table-cell office:value-type="string" calcext:value-type="string">
            <text:p>0.334109</text:p>
          </table:table-cell>
          <table:table-cell table:number-columns-repeated="2"/>
        </table:table-row>
        <table:table-row table:style-name="ro1">
          <table:table-cell office:value-type="float" office:value="125320" calcext:value-type="float">
            <text:p>125320</text:p>
          </table:table-cell>
          <table:table-cell office:value-type="float" office:value="3704870" calcext:value-type="float">
            <text:p>3704870</text:p>
          </table:table-cell>
          <table:table-cell table:formula="of:=([.A74]/[.B74])*100" office:value-type="float" office:value="3.38257482718692" calcext:value-type="float">
            <text:p>3,38257482718692</text:p>
          </table:table-cell>
          <table:table-cell/>
          <table:table-cell table:style-name="ce1" office:value-type="float" office:value="126064" calcext:value-type="float">
            <text:p>126064</text:p>
          </table:table-cell>
          <table:table-cell table:style-name="ce1" office:value-type="float" office:value="3704727" calcext:value-type="float">
            <text:p>3704727</text:p>
          </table:table-cell>
          <table:table-cell table:style-name="ce1" table:formula="of:=([.E74]/[.F74])*100" office:value-type="float" office:value="3.40278784374665" calcext:value-type="float">
            <text:p>3,40278784374665</text:p>
          </table:table-cell>
          <table:table-cell/>
          <table:table-cell office:value-type="float" office:value="126944" calcext:value-type="float">
            <text:p>126944</text:p>
          </table:table-cell>
          <table:table-cell office:value-type="float" office:value="3704804" calcext:value-type="float">
            <text:p>3704804</text:p>
          </table:table-cell>
          <table:table-cell table:formula="of:=([.I74]/[.J74])*100" office:value-type="float" office:value="3.42647006427331" calcext:value-type="float">
            <text:p>3,42647006427331</text:p>
          </table:table-cell>
          <table:table-cell/>
          <table:table-cell office:value-type="float" office:value="126799" calcext:value-type="float">
            <text:p>126799</text:p>
          </table:table-cell>
          <table:table-cell office:value-type="float" office:value="3704810" calcext:value-type="float">
            <text:p>3704810</text:p>
          </table:table-cell>
          <table:table-cell table:formula="of:=([.M74]/[.N74])*100" office:value-type="float" office:value="3.42255068411066" calcext:value-type="float">
            <text:p>3,42255068411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0282</text:p>
          </table:table-cell>
          <table:table-cell table:number-columns-repeated="3"/>
          <table:table-cell table:style-name="ce1" office:value-type="string" calcext:value-type="string">
            <text:p>0.363439</text:p>
          </table:table-cell>
          <table:table-cell table:style-name="ce1" table:number-columns-repeated="2"/>
          <table:table-cell/>
          <table:table-cell office:value-type="string" calcext:value-type="string">
            <text:p>0.339159</text:p>
          </table:table-cell>
          <table:table-cell table:number-columns-repeated="3"/>
          <table:table-cell office:value-type="string" calcext:value-type="string">
            <text:p>0.338282</text:p>
          </table:table-cell>
          <table:table-cell table:number-columns-repeated="2"/>
        </table:table-row>
        <table:table-row table:style-name="ro1">
          <table:table-cell office:value-type="float" office:value="125757" calcext:value-type="float">
            <text:p>125757</text:p>
          </table:table-cell>
          <table:table-cell office:value-type="float" office:value="3704836" calcext:value-type="float">
            <text:p>3704836</text:p>
          </table:table-cell>
          <table:table-cell table:formula="of:=([.A77]/[.B77])*100" office:value-type="float" office:value="3.39440126364568" calcext:value-type="float">
            <text:p>3,39440126364568</text:p>
          </table:table-cell>
          <table:table-cell/>
          <table:table-cell table:style-name="ce1" office:value-type="float" office:value="126272" calcext:value-type="float">
            <text:p>126272</text:p>
          </table:table-cell>
          <table:table-cell table:style-name="ce1" office:value-type="float" office:value="3704892" calcext:value-type="float">
            <text:p>3704892</text:p>
          </table:table-cell>
          <table:table-cell table:style-name="ce1" table:formula="of:=([.E77]/[.F77])*100" office:value-type="float" office:value="3.40825049691057" calcext:value-type="float">
            <text:p>3,40825049691057</text:p>
          </table:table-cell>
          <table:table-cell/>
          <table:table-cell office:value-type="float" office:value="126871" calcext:value-type="float">
            <text:p>126871</text:p>
          </table:table-cell>
          <table:table-cell office:value-type="float" office:value="3705018" calcext:value-type="float">
            <text:p>3705018</text:p>
          </table:table-cell>
          <table:table-cell table:formula="of:=([.I77]/[.J77])*100" office:value-type="float" office:value="3.42430185224471" calcext:value-type="float">
            <text:p>3,42430185224471</text:p>
          </table:table-cell>
          <table:table-cell/>
          <table:table-cell office:value-type="float" office:value="125812" calcext:value-type="float">
            <text:p>125812</text:p>
          </table:table-cell>
          <table:table-cell office:value-type="float" office:value="3704854" calcext:value-type="float">
            <text:p>3704854</text:p>
          </table:table-cell>
          <table:table-cell table:formula="of:=([.M77]/[.N77])*100" office:value-type="float" office:value="3.39586931090942" calcext:value-type="float">
            <text:p>3,395869310909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34244</text:p>
          </table:table-cell>
          <table:table-cell table:number-columns-repeated="3"/>
          <table:table-cell table:style-name="ce1" office:value-type="string" calcext:value-type="string">
            <text:p>0.331622</text:p>
          </table:table-cell>
          <table:table-cell table:style-name="ce1" table:number-columns-repeated="2"/>
          <table:table-cell/>
          <table:table-cell office:value-type="string" calcext:value-type="string">
            <text:p>0.332128</text:p>
          </table:table-cell>
          <table:table-cell table:number-columns-repeated="3"/>
          <table:table-cell office:value-type="string" calcext:value-type="string">
            <text:p>0.326397</text:p>
          </table:table-cell>
          <table:table-cell table:number-columns-repeated="2"/>
        </table:table-row>
        <table:table-row table:style-name="ro1">
          <table:table-cell office:value-type="float" office:value="126814" calcext:value-type="float">
            <text:p>126814</text:p>
          </table:table-cell>
          <table:table-cell office:value-type="float" office:value="3704975" calcext:value-type="float">
            <text:p>3704975</text:p>
          </table:table-cell>
          <table:table-cell table:formula="of:=([.A80]/[.B80])*100" office:value-type="float" office:value="3.42280312282809" calcext:value-type="float">
            <text:p>3,42280312282809</text:p>
          </table:table-cell>
          <table:table-cell/>
          <table:table-cell table:style-name="ce1" office:value-type="float" office:value="127106" calcext:value-type="float">
            <text:p>127106</text:p>
          </table:table-cell>
          <table:table-cell table:style-name="ce1" office:value-type="float" office:value="3704910" calcext:value-type="float">
            <text:p>3704910</text:p>
          </table:table-cell>
          <table:table-cell table:style-name="ce1" table:formula="of:=([.E80]/[.F80])*100" office:value-type="float" office:value="3.43074460648167" calcext:value-type="float">
            <text:p>3,43074460648167</text:p>
          </table:table-cell>
          <table:table-cell/>
          <table:table-cell office:value-type="float" office:value="126360" calcext:value-type="float">
            <text:p>126360</text:p>
          </table:table-cell>
          <table:table-cell office:value-type="float" office:value="3704818" calcext:value-type="float">
            <text:p>3704818</text:p>
          </table:table-cell>
          <table:table-cell table:formula="of:=([.I80]/[.J80])*100" office:value-type="float" office:value="3.41069385864569" calcext:value-type="float">
            <text:p>3,41069385864569</text:p>
          </table:table-cell>
          <table:table-cell/>
          <table:table-cell office:value-type="float" office:value="126120" calcext:value-type="float">
            <text:p>126120</text:p>
          </table:table-cell>
          <table:table-cell office:value-type="float" office:value="3704743" calcext:value-type="float">
            <text:p>3704743</text:p>
          </table:table-cell>
          <table:table-cell table:formula="of:=([.M80]/[.N80])*100" office:value-type="float" office:value="3.40428472366369" calcext:value-type="float">
            <text:p>3,404284723663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341218</text:p>
          </table:table-cell>
          <table:table-cell table:number-columns-repeated="3"/>
          <table:table-cell table:style-name="ce1" office:value-type="string" calcext:value-type="string">
            <text:p>0.340769</text:p>
          </table:table-cell>
          <table:table-cell table:style-name="ce1" table:number-columns-repeated="2"/>
          <table:table-cell/>
          <table:table-cell office:value-type="string" calcext:value-type="string">
            <text:p>0.341752</text:p>
          </table:table-cell>
          <table:table-cell table:number-columns-repeated="3"/>
          <table:table-cell office:value-type="string" calcext:value-type="string">
            <text:p>0.340622</text:p>
          </table:table-cell>
          <table:table-cell table:number-columns-repeated="2"/>
        </table:table-row>
        <table:table-row table:style-name="ro1">
          <table:table-cell office:value-type="float" office:value="126748" calcext:value-type="float">
            <text:p>126748</text:p>
          </table:table-cell>
          <table:table-cell office:value-type="float" office:value="3704944" calcext:value-type="float">
            <text:p>3704944</text:p>
          </table:table-cell>
          <table:table-cell table:formula="of:=([.A83]/[.B83])*100" office:value-type="float" office:value="3.42105035865589" calcext:value-type="float">
            <text:p>3,42105035865589</text:p>
          </table:table-cell>
          <table:table-cell/>
          <table:table-cell table:style-name="ce1" office:value-type="float" office:value="126851" calcext:value-type="float">
            <text:p>126851</text:p>
          </table:table-cell>
          <table:table-cell table:style-name="ce1" office:value-type="float" office:value="3704772" calcext:value-type="float">
            <text:p>3704772</text:p>
          </table:table-cell>
          <table:table-cell table:style-name="ce1" table:formula="of:=([.E83]/[.F83])*100" office:value-type="float" office:value="3.42398938450193" calcext:value-type="float">
            <text:p>3,42398938450193</text:p>
          </table:table-cell>
          <table:table-cell/>
          <table:table-cell office:value-type="float" office:value="125639" calcext:value-type="float">
            <text:p>125639</text:p>
          </table:table-cell>
          <table:table-cell office:value-type="float" office:value="3705112" calcext:value-type="float">
            <text:p>3705112</text:p>
          </table:table-cell>
          <table:table-cell table:formula="of:=([.I83]/[.J83])*100" office:value-type="float" office:value="3.39096361999313" calcext:value-type="float">
            <text:p>3,39096361999313</text:p>
          </table:table-cell>
          <table:table-cell/>
          <table:table-cell office:value-type="float" office:value="126746" calcext:value-type="float">
            <text:p>126746</text:p>
          </table:table-cell>
          <table:table-cell office:value-type="float" office:value="3704839" calcext:value-type="float">
            <text:p>3704839</text:p>
          </table:table-cell>
          <table:table-cell table:formula="of:=([.M83]/[.N83])*100" office:value-type="float" office:value="3.42109333226086" calcext:value-type="float">
            <text:p>3,42109333226086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3"/>
          <table:table-cell table:style-name="ce1" office:value-type="string" calcext:value-type="string">
            <text:p>Size= 128</text:p>
          </table:table-cell>
          <table:table-cell table:style-name="ce1" table:number-columns-repeated="2"/>
          <table:table-cell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684007</text:p>
          </table:table-cell>
          <table:table-cell table:number-columns-repeated="3"/>
          <table:table-cell table:style-name="ce1" office:value-type="string" calcext:value-type="string">
            <text:p>19.714992</text:p>
          </table:table-cell>
          <table:table-cell table:style-name="ce1" table:number-columns-repeated="2"/>
          <table:table-cell/>
          <table:table-cell office:value-type="string" calcext:value-type="string">
            <text:p>19.701610</text:p>
          </table:table-cell>
          <table:table-cell table:number-columns-repeated="3"/>
          <table:table-cell office:value-type="string" calcext:value-type="string">
            <text:p>19.682313</text:p>
          </table:table-cell>
          <table:table-cell table:number-columns-repeated="2"/>
        </table:table-row>
        <table:table-row table:style-name="ro1">
          <table:table-cell office:value-type="float" office:value="125828" calcext:value-type="float">
            <text:p>125828</text:p>
          </table:table-cell>
          <table:table-cell office:value-type="float" office:value="3844827" calcext:value-type="float">
            <text:p>3844827</text:p>
          </table:table-cell>
          <table:table-cell table:formula="of:=([.A87]/[.B87])*100" office:value-type="float" office:value="3.27265700121228" calcext:value-type="float">
            <text:p>3,27265700121228</text:p>
          </table:table-cell>
          <table:table-cell/>
          <table:table-cell table:style-name="ce1" office:value-type="float" office:value="127598" calcext:value-type="float">
            <text:p>127598</text:p>
          </table:table-cell>
          <table:table-cell table:style-name="ce1" office:value-type="float" office:value="3849300" calcext:value-type="float">
            <text:p>3849300</text:p>
          </table:table-cell>
          <table:table-cell table:style-name="ce1" table:formula="of:=([.E87]/[.F87])*100" office:value-type="float" office:value="3.31483646377263" calcext:value-type="float">
            <text:p>3,31483646377263</text:p>
          </table:table-cell>
          <table:table-cell/>
          <table:table-cell office:value-type="float" office:value="128155" calcext:value-type="float">
            <text:p>128155</text:p>
          </table:table-cell>
          <table:table-cell office:value-type="float" office:value="3850198" calcext:value-type="float">
            <text:p>3850198</text:p>
          </table:table-cell>
          <table:table-cell table:formula="of:=([.I87]/[.J87])*100" office:value-type="float" office:value="3.32853011715242" calcext:value-type="float">
            <text:p>3,32853011715242</text:p>
          </table:table-cell>
          <table:table-cell/>
          <table:table-cell office:value-type="float" office:value="127213" calcext:value-type="float">
            <text:p>127213</text:p>
          </table:table-cell>
          <table:table-cell office:value-type="float" office:value="3844574" calcext:value-type="float">
            <text:p>3844574</text:p>
          </table:table-cell>
          <table:table-cell table:formula="of:=([.M87]/[.N87])*100" office:value-type="float" office:value="3.30889716259851" calcext:value-type="float">
            <text:p>3,30889716259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501443</text:p>
          </table:table-cell>
          <table:table-cell table:number-columns-repeated="3"/>
          <table:table-cell table:style-name="ce1" office:value-type="string" calcext:value-type="string">
            <text:p>19.535474</text:p>
          </table:table-cell>
          <table:table-cell table:style-name="ce1" table:number-columns-repeated="2"/>
          <table:table-cell/>
          <table:table-cell office:value-type="string" calcext:value-type="string">
            <text:p>19.501647</text:p>
          </table:table-cell>
          <table:table-cell table:number-columns-repeated="3"/>
          <table:table-cell office:value-type="string" calcext:value-type="string">
            <text:p>19.594565</text:p>
          </table:table-cell>
          <table:table-cell table:number-columns-repeated="2"/>
        </table:table-row>
        <table:table-row table:style-name="ro1">
          <table:table-cell office:value-type="float" office:value="126252" calcext:value-type="float">
            <text:p>126252</text:p>
          </table:table-cell>
          <table:table-cell office:value-type="float" office:value="3840075" calcext:value-type="float">
            <text:p>3840075</text:p>
          </table:table-cell>
          <table:table-cell table:formula="of:=([.A90]/[.B90])*100" office:value-type="float" office:value="3.28774828616629" calcext:value-type="float">
            <text:p>3,28774828616629</text:p>
          </table:table-cell>
          <table:table-cell/>
          <table:table-cell table:style-name="ce1" office:value-type="float" office:value="127193" calcext:value-type="float">
            <text:p>127193</text:p>
          </table:table-cell>
          <table:table-cell table:style-name="ce1" office:value-type="float" office:value="3840040" calcext:value-type="float">
            <text:p>3840040</text:p>
          </table:table-cell>
          <table:table-cell table:style-name="ce1" table:formula="of:=([.E90]/[.F90])*100" office:value-type="float" office:value="3.31228320538328" calcext:value-type="float">
            <text:p>3,31228320538328</text:p>
          </table:table-cell>
          <table:table-cell/>
          <table:table-cell office:value-type="float" office:value="126665" calcext:value-type="float">
            <text:p>126665</text:p>
          </table:table-cell>
          <table:table-cell office:value-type="float" office:value="3840297" calcext:value-type="float">
            <text:p>3840297</text:p>
          </table:table-cell>
          <table:table-cell table:formula="of:=([.I90]/[.J90])*100" office:value-type="float" office:value="3.29831260446783" calcext:value-type="float">
            <text:p>3,29831260446783</text:p>
          </table:table-cell>
          <table:table-cell/>
          <table:table-cell office:value-type="float" office:value="126981" calcext:value-type="float">
            <text:p>126981</text:p>
          </table:table-cell>
          <table:table-cell office:value-type="float" office:value="3840348" calcext:value-type="float">
            <text:p>3840348</text:p>
          </table:table-cell>
          <table:table-cell table:formula="of:=([.M90]/[.N90])*100" office:value-type="float" office:value="3.3064972236891" calcext:value-type="float">
            <text:p>3,30649722368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29181</text:p>
          </table:table-cell>
          <table:table-cell table:number-columns-repeated="3"/>
          <table:table-cell table:style-name="ce1" office:value-type="string" calcext:value-type="string">
            <text:p>20.064238</text:p>
          </table:table-cell>
          <table:table-cell table:style-name="ce1" table:number-columns-repeated="2"/>
          <table:table-cell/>
          <table:table-cell office:value-type="string" calcext:value-type="string">
            <text:p>20.122478</text:p>
          </table:table-cell>
          <table:table-cell table:number-columns-repeated="3"/>
          <table:table-cell office:value-type="string" calcext:value-type="string">
            <text:p>20.103547</text:p>
          </table:table-cell>
          <table:table-cell table:number-columns-repeated="2"/>
        </table:table-row>
        <table:table-row table:style-name="ro1">
          <table:table-cell office:value-type="float" office:value="129425" calcext:value-type="float">
            <text:p>129425</text:p>
          </table:table-cell>
          <table:table-cell office:value-type="float" office:value="4014682" calcext:value-type="float">
            <text:p>4014682</text:p>
          </table:table-cell>
          <table:table-cell table:formula="of:=([.A93]/[.B93])*100" office:value-type="float" office:value="3.22379207120265" calcext:value-type="float">
            <text:p>3,22379207120265</text:p>
          </table:table-cell>
          <table:table-cell/>
          <table:table-cell table:style-name="ce1" office:value-type="float" office:value="128549" calcext:value-type="float">
            <text:p>128549</text:p>
          </table:table-cell>
          <table:table-cell table:style-name="ce1" office:value-type="float" office:value="3964873" calcext:value-type="float">
            <text:p>3964873</text:p>
          </table:table-cell>
          <table:table-cell table:style-name="ce1" table:formula="of:=([.E93]/[.F93])*100" office:value-type="float" office:value="3.24219716495333" calcext:value-type="float">
            <text:p>3,24219716495333</text:p>
          </table:table-cell>
          <table:table-cell/>
          <table:table-cell office:value-type="float" office:value="127191" calcext:value-type="float">
            <text:p>127191</text:p>
          </table:table-cell>
          <table:table-cell office:value-type="float" office:value="3987984" calcext:value-type="float">
            <text:p>3987984</text:p>
          </table:table-cell>
          <table:table-cell table:formula="of:=([.I93]/[.J93])*100" office:value-type="float" office:value="3.18935582489799" calcext:value-type="float">
            <text:p>3,18935582489799</text:p>
          </table:table-cell>
          <table:table-cell/>
          <table:table-cell office:value-type="float" office:value="127797" calcext:value-type="float">
            <text:p>127797</text:p>
          </table:table-cell>
          <table:table-cell office:value-type="float" office:value="4009340" calcext:value-type="float">
            <text:p>4009340</text:p>
          </table:table-cell>
          <table:table-cell table:formula="of:=([.M93]/[.N93])*100" office:value-type="float" office:value="3.1874822289953" calcext:value-type="float">
            <text:p>3,1874822289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649310</text:p>
          </table:table-cell>
          <table:table-cell table:number-columns-repeated="3"/>
          <table:table-cell table:style-name="ce1" office:value-type="string" calcext:value-type="string">
            <text:p>19.631641</text:p>
          </table:table-cell>
          <table:table-cell table:style-name="ce1" table:number-columns-repeated="2"/>
          <table:table-cell/>
          <table:table-cell office:value-type="string" calcext:value-type="string">
            <text:p>19.620672</text:p>
          </table:table-cell>
          <table:table-cell table:number-columns-repeated="3"/>
          <table:table-cell office:value-type="string" calcext:value-type="string">
            <text:p>19.598708</text:p>
          </table:table-cell>
          <table:table-cell table:number-columns-repeated="2"/>
        </table:table-row>
        <table:table-row table:style-name="ro1">
          <table:table-cell office:value-type="float" office:value="127220" calcext:value-type="float">
            <text:p>127220</text:p>
          </table:table-cell>
          <table:table-cell office:value-type="float" office:value="3841200" calcext:value-type="float">
            <text:p>3841200</text:p>
          </table:table-cell>
          <table:table-cell table:formula="of:=([.A96]/[.B96])*100" office:value-type="float" office:value="3.31198583775903" calcext:value-type="float">
            <text:p>3,31198583775903</text:p>
          </table:table-cell>
          <table:table-cell/>
          <table:table-cell table:style-name="ce1" office:value-type="float" office:value="126910" calcext:value-type="float">
            <text:p>126910</text:p>
          </table:table-cell>
          <table:table-cell table:style-name="ce1" office:value-type="float" office:value="3842483" calcext:value-type="float">
            <text:p>3842483</text:p>
          </table:table-cell>
          <table:table-cell table:style-name="ce1" table:formula="of:=([.E96]/[.F96])*100" office:value-type="float" office:value="3.30281227008682" calcext:value-type="float">
            <text:p>3,30281227008682</text:p>
          </table:table-cell>
          <table:table-cell/>
          <table:table-cell office:value-type="float" office:value="127577" calcext:value-type="float">
            <text:p>127577</text:p>
          </table:table-cell>
          <table:table-cell office:value-type="float" office:value="3841488" calcext:value-type="float">
            <text:p>3841488</text:p>
          </table:table-cell>
          <table:table-cell table:formula="of:=([.I96]/[.J96])*100" office:value-type="float" office:value="3.32103080889489" calcext:value-type="float">
            <text:p>3,32103080889489</text:p>
          </table:table-cell>
          <table:table-cell/>
          <table:table-cell office:value-type="float" office:value="126108" calcext:value-type="float">
            <text:p>126108</text:p>
          </table:table-cell>
          <table:table-cell office:value-type="float" office:value="3840944" calcext:value-type="float">
            <text:p>3840944</text:p>
          </table:table-cell>
          <table:table-cell table:formula="of:=([.M96]/[.N96])*100" office:value-type="float" office:value="3.2832553663891" calcext:value-type="float">
            <text:p>3,28325536638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707611</text:p>
          </table:table-cell>
          <table:table-cell table:number-columns-repeated="3"/>
          <table:table-cell table:style-name="ce1" office:value-type="string" calcext:value-type="string">
            <text:p>19.714050</text:p>
          </table:table-cell>
          <table:table-cell table:style-name="ce1" table:number-columns-repeated="2"/>
          <table:table-cell/>
          <table:table-cell office:value-type="string" calcext:value-type="string">
            <text:p>19.690467</text:p>
          </table:table-cell>
          <table:table-cell table:number-columns-repeated="3"/>
          <table:table-cell office:value-type="string" calcext:value-type="string">
            <text:p>19.694117</text:p>
          </table:table-cell>
          <table:table-cell table:number-columns-repeated="2"/>
        </table:table-row>
        <table:table-row table:style-name="ro1">
          <table:table-cell office:value-type="float" office:value="128241" calcext:value-type="float">
            <text:p>128241</text:p>
          </table:table-cell>
          <table:table-cell office:value-type="float" office:value="3843535" calcext:value-type="float">
            <text:p>3843535</text:p>
          </table:table-cell>
          <table:table-cell table:formula="of:=([.A99]/[.B99])*100" office:value-type="float" office:value="3.33653784862113" calcext:value-type="float">
            <text:p>3,33653784862113</text:p>
          </table:table-cell>
          <table:table-cell/>
          <table:table-cell table:style-name="ce1" office:value-type="float" office:value="127822" calcext:value-type="float">
            <text:p>127822</text:p>
          </table:table-cell>
          <table:table-cell table:style-name="ce1" office:value-type="float" office:value="3843482" calcext:value-type="float">
            <text:p>3843482</text:p>
          </table:table-cell>
          <table:table-cell table:style-name="ce1" table:formula="of:=([.E99]/[.F99])*100" office:value-type="float" office:value="3.32568228496972" calcext:value-type="float">
            <text:p>3,32568228496972</text:p>
          </table:table-cell>
          <table:table-cell/>
          <table:table-cell office:value-type="float" office:value="127357" calcext:value-type="float">
            <text:p>127357</text:p>
          </table:table-cell>
          <table:table-cell office:value-type="float" office:value="3843707" calcext:value-type="float">
            <text:p>3843707</text:p>
          </table:table-cell>
          <table:table-cell table:formula="of:=([.I99]/[.J99])*100" office:value-type="float" office:value="3.31338991239447" calcext:value-type="float">
            <text:p>3,31338991239447</text:p>
          </table:table-cell>
          <table:table-cell/>
          <table:table-cell office:value-type="float" office:value="128021" calcext:value-type="float">
            <text:p>128021</text:p>
          </table:table-cell>
          <table:table-cell office:value-type="float" office:value="3843653" calcext:value-type="float">
            <text:p>3843653</text:p>
          </table:table-cell>
          <table:table-cell table:formula="of:=([.M99]/[.N99])*100" office:value-type="float" office:value="3.33071169535856" calcext:value-type="float">
            <text:p>3,33071169535856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3"/>
          <table:table-cell table:style-name="ce1" office:value-type="string" calcext:value-type="string">
            <text:p>Size= 1024</text:p>
          </table:table-cell>
          <table:table-cell table:style-name="ce1" table:number-columns-repeated="2"/>
          <table:table-cell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530.695936</text:p>
          </table:table-cell>
          <table:table-cell table:number-columns-repeated="3"/>
          <table:table-cell table:style-name="ce1" office:value-type="string" calcext:value-type="string">
            <text:p>12568.263274</text:p>
          </table:table-cell>
          <table:table-cell table:style-name="ce1" table:number-columns-repeated="2"/>
          <table:table-cell/>
          <table:table-cell office:value-type="string" calcext:value-type="string">
            <text:p>11789.297595</text:p>
          </table:table-cell>
          <table:table-cell table:number-columns-repeated="3"/>
          <table:table-cell office:value-type="string" calcext:value-type="string">
            <text:p>12559.042264</text:p>
          </table:table-cell>
          <table:table-cell table:number-columns-repeated="2"/>
        </table:table-row>
        <table:table-row table:style-name="ro1">
          <table:table-cell office:value-type="float" office:value="69587533" calcext:value-type="float">
            <text:p>69587533</text:p>
          </table:table-cell>
          <table:table-cell office:value-type="float" office:value="1415412227" calcext:value-type="float">
            <text:p>1415412227</text:p>
          </table:table-cell>
          <table:table-cell table:formula="of:=([.A103]/[.B103])*100" office:value-type="float" office:value="4.91641457326481" calcext:value-type="float">
            <text:p>4,91641457326481</text:p>
          </table:table-cell>
          <table:table-cell/>
          <table:table-cell table:style-name="ce1" office:value-type="float" office:value="71186442" calcext:value-type="float">
            <text:p>71186442</text:p>
          </table:table-cell>
          <table:table-cell table:style-name="ce1" office:value-type="float" office:value="1416699538" calcext:value-type="float">
            <text:p>1416699538</text:p>
          </table:table-cell>
          <table:table-cell table:style-name="ce1" table:formula="of:=([.E103]/[.F103])*100" office:value-type="float" office:value="5.02480872553232" calcext:value-type="float">
            <text:p>5,02480872553232</text:p>
          </table:table-cell>
          <table:table-cell/>
          <table:table-cell office:value-type="float" office:value="70796188" calcext:value-type="float">
            <text:p>70796188</text:p>
          </table:table-cell>
          <table:table-cell office:value-type="float" office:value="1416536880" calcext:value-type="float">
            <text:p>1416536880</text:p>
          </table:table-cell>
          <table:table-cell table:formula="of:=([.I103]/[.J103])*100" office:value-type="float" office:value="4.99783584879202" calcext:value-type="float">
            <text:p>4,99783584879202</text:p>
          </table:table-cell>
          <table:table-cell/>
          <table:table-cell office:value-type="float" office:value="70427091" calcext:value-type="float">
            <text:p>70427091</text:p>
          </table:table-cell>
          <table:table-cell office:value-type="float" office:value="1415335326" calcext:value-type="float">
            <text:p>1415335326</text:p>
          </table:table-cell>
          <table:table-cell table:formula="of:=([.M103]/[.N103])*100" office:value-type="float" office:value="4.97600036586665" calcext:value-type="float">
            <text:p>4,97600036586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17.198445</text:p>
          </table:table-cell>
          <table:table-cell table:number-columns-repeated="3"/>
          <table:table-cell table:style-name="ce1" office:value-type="string" calcext:value-type="string">
            <text:p>9919.908736</text:p>
          </table:table-cell>
          <table:table-cell table:style-name="ce1" table:number-columns-repeated="2"/>
          <table:table-cell/>
          <table:table-cell office:value-type="string" calcext:value-type="string">
            <text:p>9914.312519</text:p>
          </table:table-cell>
          <table:table-cell table:number-columns-repeated="3"/>
          <table:table-cell office:value-type="string" calcext:value-type="string">
            <text:p>9920.055920</text:p>
          </table:table-cell>
          <table:table-cell table:number-columns-repeated="2"/>
        </table:table-row>
        <table:table-row table:style-name="ro1">
          <table:table-cell office:value-type="float" office:value="5118717" calcext:value-type="float">
            <text:p>5118717</text:p>
          </table:table-cell>
          <table:table-cell office:value-type="float" office:value="71607557" calcext:value-type="float">
            <text:p>71607557</text:p>
          </table:table-cell>
          <table:table-cell table:formula="of:=([.A106]/[.B106])*100" office:value-type="float" office:value="7.1482916251423" calcext:value-type="float">
            <text:p>7,1482916251423</text:p>
          </table:table-cell>
          <table:table-cell/>
          <table:table-cell table:style-name="ce1" office:value-type="float" office:value="5857330" calcext:value-type="float">
            <text:p>5857330</text:p>
          </table:table-cell>
          <table:table-cell table:style-name="ce1" office:value-type="float" office:value="71454065" calcext:value-type="float">
            <text:p>71454065</text:p>
          </table:table-cell>
          <table:table-cell table:style-name="ce1" table:formula="of:=([.E106]/[.F106])*100" office:value-type="float" office:value="8.1973362887052" calcext:value-type="float">
            <text:p>8,1973362887052</text:p>
          </table:table-cell>
          <table:table-cell/>
          <table:table-cell office:value-type="float" office:value="5110138" calcext:value-type="float">
            <text:p>5110138</text:p>
          </table:table-cell>
          <table:table-cell office:value-type="float" office:value="71615904" calcext:value-type="float">
            <text:p>71615904</text:p>
          </table:table-cell>
          <table:table-cell table:formula="of:=([.I106]/[.J106])*100" office:value-type="float" office:value="7.13547929242086" calcext:value-type="float">
            <text:p>7,13547929242086</text:p>
          </table:table-cell>
          <table:table-cell/>
          <table:table-cell office:value-type="float" office:value="5218349" calcext:value-type="float">
            <text:p>5218349</text:p>
          </table:table-cell>
          <table:table-cell office:value-type="float" office:value="71594807" calcext:value-type="float">
            <text:p>71594807</text:p>
          </table:table-cell>
          <table:table-cell table:formula="of:=([.M106]/[.N106])*100" office:value-type="float" office:value="7.28872556357335" calcext:value-type="float">
            <text:p>7,28872556357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939.383092</text:p>
          </table:table-cell>
          <table:table-cell table:number-columns-repeated="3"/>
          <table:table-cell table:style-name="ce1" office:value-type="string" calcext:value-type="string">
            <text:p>20856.010440</text:p>
          </table:table-cell>
          <table:table-cell table:style-name="ce1" table:number-columns-repeated="2"/>
          <table:table-cell/>
          <table:table-cell office:value-type="string" calcext:value-type="string">
            <text:p>19013.011015</text:p>
          </table:table-cell>
          <table:table-cell table:number-columns-repeated="3"/>
          <table:table-cell office:value-type="string" calcext:value-type="string">
            <text:p>20976.670727</text:p>
          </table:table-cell>
          <table:table-cell table:number-columns-repeated="2"/>
        </table:table-row>
        <table:table-row table:style-name="ro1">
          <table:table-cell office:value-type="float" office:value="221071689" calcext:value-type="float">
            <text:p>221071689</text:p>
          </table:table-cell>
          <table:table-cell office:value-type="float" office:value="2705418292" calcext:value-type="float">
            <text:p>2705418292</text:p>
          </table:table-cell>
          <table:table-cell table:formula="of:=([.A109]/[.B109])*100" office:value-type="float" office:value="8.17144208914811" calcext:value-type="float">
            <text:p>8,17144208914811</text:p>
          </table:table-cell>
          <table:table-cell/>
          <table:table-cell table:style-name="ce1" office:value-type="float" office:value="185053156" calcext:value-type="float">
            <text:p>185053156</text:p>
          </table:table-cell>
          <table:table-cell table:style-name="ce1" office:value-type="float" office:value="2705184674" calcext:value-type="float">
            <text:p>2705184674</text:p>
          </table:table-cell>
          <table:table-cell table:style-name="ce1" table:formula="of:=([.E109]/[.F109])*100" office:value-type="float" office:value="6.84068477019621" calcext:value-type="float">
            <text:p>6,84068477019621</text:p>
          </table:table-cell>
          <table:table-cell/>
          <table:table-cell office:value-type="float" office:value="191375238" calcext:value-type="float">
            <text:p>191375238</text:p>
          </table:table-cell>
          <table:table-cell office:value-type="float" office:value="2703517853" calcext:value-type="float">
            <text:p>2703517853</text:p>
          </table:table-cell>
          <table:table-cell table:formula="of:=([.I109]/[.J109])*100" office:value-type="float" office:value="7.07874881564542" calcext:value-type="float">
            <text:p>7,07874881564542</text:p>
          </table:table-cell>
          <table:table-cell/>
          <table:table-cell office:value-type="float" office:value="214901593" calcext:value-type="float">
            <text:p>214901593</text:p>
          </table:table-cell>
          <table:table-cell office:value-type="float" office:value="2704889919" calcext:value-type="float">
            <text:p>2704889919</text:p>
          </table:table-cell>
          <table:table-cell table:formula="of:=([.M109]/[.N109])*100" office:value-type="float" office:value="7.94492934778837" calcext:value-type="float">
            <text:p>7,944929347788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37.919799</text:p>
          </table:table-cell>
          <table:table-cell table:number-columns-repeated="3"/>
          <table:table-cell table:style-name="ce1" office:value-type="string" calcext:value-type="string">
            <text:p>9935.686200</text:p>
          </table:table-cell>
          <table:table-cell table:style-name="ce1" table:number-columns-repeated="2"/>
          <table:table-cell/>
          <table:table-cell office:value-type="string" calcext:value-type="string">
            <text:p>9932.387227</text:p>
          </table:table-cell>
          <table:table-cell table:number-columns-repeated="3"/>
          <table:table-cell office:value-type="string" calcext:value-type="string">
            <text:p>9936.528793</text:p>
          </table:table-cell>
          <table:table-cell table:number-columns-repeated="2"/>
        </table:table-row>
        <table:table-row table:style-name="ro1">
          <table:table-cell office:value-type="float" office:value="5331720" calcext:value-type="float">
            <text:p>5331720</text:p>
          </table:table-cell>
          <table:table-cell office:value-type="float" office:value="72197431" calcext:value-type="float">
            <text:p>72197431</text:p>
          </table:table-cell>
          <table:table-cell table:formula="of:=([.A112]/[.B112])*100" office:value-type="float" office:value="7.38491650762477" calcext:value-type="float">
            <text:p>7,38491650762477</text:p>
          </table:table-cell>
          <table:table-cell/>
          <table:table-cell table:style-name="ce1" office:value-type="float" office:value="5132797" calcext:value-type="float">
            <text:p>5132797</text:p>
          </table:table-cell>
          <table:table-cell table:style-name="ce1" office:value-type="float" office:value="72180847" calcext:value-type="float">
            <text:p>72180847</text:p>
          </table:table-cell>
          <table:table-cell table:style-name="ce1" table:formula="of:=([.E112]/[.F112])*100" office:value-type="float" office:value="7.11102351015637" calcext:value-type="float">
            <text:p>7,11102351015637</text:p>
          </table:table-cell>
          <table:table-cell/>
          <table:table-cell office:value-type="float" office:value="5131620" calcext:value-type="float">
            <text:p>5131620</text:p>
          </table:table-cell>
          <table:table-cell office:value-type="float" office:value="72189648" calcext:value-type="float">
            <text:p>72189648</text:p>
          </table:table-cell>
          <table:table-cell table:formula="of:=([.I112]/[.J112])*100" office:value-type="float" office:value="7.1085261421416" calcext:value-type="float">
            <text:p>7,1085261421416</text:p>
          </table:table-cell>
          <table:table-cell/>
          <table:table-cell office:value-type="float" office:value="5240883" calcext:value-type="float">
            <text:p>5240883</text:p>
          </table:table-cell>
          <table:table-cell office:value-type="float" office:value="72185424" calcext:value-type="float">
            <text:p>72185424</text:p>
          </table:table-cell>
          <table:table-cell table:formula="of:=([.M112]/[.N112])*100" office:value-type="float" office:value="7.26030645743662" calcext:value-type="float">
            <text:p>7,26030645743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936.859480</text:p>
          </table:table-cell>
          <table:table-cell table:number-columns-repeated="3"/>
          <table:table-cell table:style-name="ce1" office:value-type="string" calcext:value-type="string">
            <text:p>9943.574439</text:p>
          </table:table-cell>
          <table:table-cell table:style-name="ce1" table:number-columns-repeated="2"/>
          <table:table-cell/>
          <table:table-cell office:value-type="string" calcext:value-type="string">
            <text:p>9929.339227</text:p>
          </table:table-cell>
          <table:table-cell table:number-columns-repeated="3"/>
          <table:table-cell office:value-type="string" calcext:value-type="string">
            <text:p>9936.446037</text:p>
          </table:table-cell>
          <table:table-cell table:number-columns-repeated="2"/>
        </table:table-row>
        <table:table-row table:style-name="ro1">
          <table:table-cell office:value-type="float" office:value="5233247" calcext:value-type="float">
            <text:p>5233247</text:p>
          </table:table-cell>
          <table:table-cell office:value-type="float" office:value="73356851" calcext:value-type="float">
            <text:p>73356851</text:p>
          </table:table-cell>
          <table:table-cell table:formula="of:=([.A115]/[.B115])*100" office:value-type="float" office:value="7.13395808116136" calcext:value-type="float">
            <text:p>7,13395808116136</text:p>
          </table:table-cell>
          <table:table-cell/>
          <table:table-cell table:style-name="ce1" office:value-type="float" office:value="5407468" calcext:value-type="float">
            <text:p>5407468</text:p>
          </table:table-cell>
          <table:table-cell table:style-name="ce1" office:value-type="float" office:value="73365296" calcext:value-type="float">
            <text:p>73365296</text:p>
          </table:table-cell>
          <table:table-cell table:style-name="ce1" table:formula="of:=([.E115]/[.F115])*100" office:value-type="float" office:value="7.37060748722393" calcext:value-type="float">
            <text:p>7,37060748722393</text:p>
          </table:table-cell>
          <table:table-cell/>
          <table:table-cell office:value-type="float" office:value="5019500" calcext:value-type="float">
            <text:p>5019500</text:p>
          </table:table-cell>
          <table:table-cell office:value-type="float" office:value="73343424" calcext:value-type="float">
            <text:p>73343424</text:p>
          </table:table-cell>
          <table:table-cell table:formula="of:=([.I115]/[.J115])*100" office:value-type="float" office:value="6.84383101612491" calcext:value-type="float">
            <text:p>6,84383101612491</text:p>
          </table:table-cell>
          <table:table-cell/>
          <table:table-cell office:value-type="float" office:value="5339639" calcext:value-type="float">
            <text:p>5339639</text:p>
          </table:table-cell>
          <table:table-cell office:value-type="float" office:value="73350237" calcext:value-type="float">
            <text:p>73350237</text:p>
          </table:table-cell>
          <table:table-cell table:formula="of:=([.M115]/[.N115])*100" office:value-type="float" office:value="7.2796479171567" calcext:value-type="float">
            <text:p>7,2796479171567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3"/>
          <table:table-cell table:style-name="ce1" office:value-type="string" calcext:value-type="string">
            <text:p>Size= 2048</text:p>
          </table:table-cell>
          <table:table-cell table:style-name="ce1" table:number-columns-repeated="2"/>
          <table:table-cell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850.353040</text:p>
          </table:table-cell>
          <table:table-cell table:number-columns-repeated="3"/>
          <table:table-cell table:style-name="ce1" office:value-type="string" calcext:value-type="string">
            <text:p>107064.454490</text:p>
          </table:table-cell>
          <table:table-cell table:style-name="ce1" table:number-columns-repeated="2"/>
          <table:table-cell/>
          <table:table-cell office:value-type="string" calcext:value-type="string">
            <text:p>84545.985606</text:p>
          </table:table-cell>
          <table:table-cell table:number-columns-repeated="3"/>
          <table:table-cell office:value-type="string" calcext:value-type="string">
            <text:p>96506.701380</text:p>
          </table:table-cell>
          <table:table-cell table:number-columns-repeated="2"/>
        </table:table-row>
        <table:table-row table:style-name="ro1">
          <table:table-cell office:value-type="float" office:value="1007584206" calcext:value-type="float">
            <text:p>1007584206</text:p>
          </table:table-cell>
          <table:table-cell office:value-type="float" office:value="12390477199" calcext:value-type="float">
            <text:p>12390477199</text:p>
          </table:table-cell>
          <table:table-cell table:formula="of:=([.A119]/[.B119])*100" office:value-type="float" office:value="8.13192413671783" calcext:value-type="float">
            <text:p>8,13192413671783</text:p>
          </table:table-cell>
          <table:table-cell/>
          <table:table-cell table:style-name="ce1" office:value-type="float" office:value="1122245043" calcext:value-type="float">
            <text:p>1122245043</text:p>
          </table:table-cell>
          <table:table-cell table:style-name="ce1" office:value-type="float" office:value="12391794330" calcext:value-type="float">
            <text:p>12391794330</text:p>
          </table:table-cell>
          <table:table-cell table:style-name="ce1" table:formula="of:=([.E119]/[.F119])*100" office:value-type="float" office:value="9.05635627185236" calcext:value-type="float">
            <text:p>9,05635627185236</text:p>
          </table:table-cell>
          <table:table-cell/>
          <table:table-cell office:value-type="float" office:value="1528501717" calcext:value-type="float">
            <text:p>1528501717</text:p>
          </table:table-cell>
          <table:table-cell office:value-type="float" office:value="12395346047" calcext:value-type="float">
            <text:p>12395346047</text:p>
          </table:table-cell>
          <table:table-cell table:formula="of:=([.I119]/[.J119])*100" office:value-type="float" office:value="12.3312549016729" calcext:value-type="float">
            <text:p>12,3312549016729</text:p>
          </table:table-cell>
          <table:table-cell/>
          <table:table-cell office:value-type="float" office:value="1015226279" calcext:value-type="float">
            <text:p>1015226279</text:p>
          </table:table-cell>
          <table:table-cell office:value-type="float" office:value="12391128884" calcext:value-type="float">
            <text:p>12391128884</text:p>
          </table:table-cell>
          <table:table-cell table:formula="of:=([.M119]/[.N119])*100" office:value-type="float" office:value="8.19317019864838" calcext:value-type="float">
            <text:p>8,19317019864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286.135080</text:p>
          </table:table-cell>
          <table:table-cell table:number-columns-repeated="3"/>
          <table:table-cell table:style-name="ce1" office:value-type="string" calcext:value-type="string">
            <text:p>79278.106826</text:p>
          </table:table-cell>
          <table:table-cell table:style-name="ce1" table:number-columns-repeated="2"/>
          <table:table-cell/>
          <table:table-cell office:value-type="string" calcext:value-type="string">
            <text:p>62069.222778</text:p>
          </table:table-cell>
          <table:table-cell table:number-columns-repeated="3"/>
          <table:table-cell office:value-type="string" calcext:value-type="string">
            <text:p>79280.017319</text:p>
          </table:table-cell>
          <table:table-cell table:number-columns-repeated="2"/>
        </table:table-row>
        <table:table-row table:style-name="ro1">
          <table:table-cell office:value-type="float" office:value="42084592" calcext:value-type="float">
            <text:p>42084592</text:p>
          </table:table-cell>
          <table:table-cell office:value-type="float" office:value="547919093" calcext:value-type="float">
            <text:p>547919093</text:p>
          </table:table-cell>
          <table:table-cell table:formula="of:=([.A122]/[.B122])*100" office:value-type="float" office:value="7.68080407083022" calcext:value-type="float">
            <text:p>7,68080407083022</text:p>
          </table:table-cell>
          <table:table-cell/>
          <table:table-cell table:style-name="ce1" office:value-type="float" office:value="42461415" calcext:value-type="float">
            <text:p>42461415</text:p>
          </table:table-cell>
          <table:table-cell table:style-name="ce1" office:value-type="float" office:value="547730790" calcext:value-type="float">
            <text:p>547730790</text:p>
          </table:table-cell>
          <table:table-cell table:style-name="ce1" table:formula="of:=([.E122]/[.F122])*100" office:value-type="float" office:value="7.7522417536542" calcext:value-type="float">
            <text:p>7,7522417536542</text:p>
          </table:table-cell>
          <table:table-cell/>
          <table:table-cell office:value-type="float" office:value="35386498" calcext:value-type="float">
            <text:p>35386498</text:p>
          </table:table-cell>
          <table:table-cell office:value-type="float" office:value="547847440" calcext:value-type="float">
            <text:p>547847440</text:p>
          </table:table-cell>
          <table:table-cell table:formula="of:=([.I122]/[.J122])*100" office:value-type="float" office:value="6.45918834630312" calcext:value-type="float">
            <text:p>6,45918834630312</text:p>
          </table:table-cell>
          <table:table-cell/>
          <table:table-cell office:value-type="float" office:value="42196068" calcext:value-type="float">
            <text:p>42196068</text:p>
          </table:table-cell>
          <table:table-cell office:value-type="float" office:value="548009198" calcext:value-type="float">
            <text:p>548009198</text:p>
          </table:table-cell>
          <table:table-cell table:formula="of:=([.M122]/[.N122])*100" office:value-type="float" office:value="7.6998831687493" calcext:value-type="float">
            <text:p>7,69988316874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988.130953</text:p>
          </table:table-cell>
          <table:table-cell table:number-columns-repeated="3"/>
          <table:table-cell table:style-name="ce1" office:value-type="string" calcext:value-type="string">
            <text:p>189814.276821</text:p>
          </table:table-cell>
          <table:table-cell table:style-name="ce1" table:number-columns-repeated="2"/>
          <table:table-cell/>
          <table:table-cell office:value-type="string" calcext:value-type="string">
            <text:p>239508.852748</text:p>
          </table:table-cell>
          <table:table-cell table:number-columns-repeated="3"/>
          <table:table-cell office:value-type="string" calcext:value-type="string">
            <text:p>172420.924124</text:p>
          </table:table-cell>
          <table:table-cell table:number-columns-repeated="2"/>
        </table:table-row>
        <table:table-row table:style-name="ro1">
          <table:table-cell office:value-type="float" office:value="16369418850" calcext:value-type="float">
            <text:p>16369418850</text:p>
          </table:table-cell>
          <table:table-cell office:value-type="float" office:value="22284721220" calcext:value-type="float">
            <text:p>22284721220</text:p>
          </table:table-cell>
          <table:table-cell table:formula="of:=([.A125]/[.B125])*100" office:value-type="float" office:value="73.4557937180244" calcext:value-type="float">
            <text:p>73,4557937180244</text:p>
          </table:table-cell>
          <table:table-cell/>
          <table:table-cell table:style-name="ce1" office:value-type="float" office:value="16813534429" calcext:value-type="float">
            <text:p>16813534429</text:p>
          </table:table-cell>
          <table:table-cell table:style-name="ce1" office:value-type="float" office:value="22294931482" calcext:value-type="float">
            <text:p>22294931482</text:p>
          </table:table-cell>
          <table:table-cell table:style-name="ce1" table:formula="of:=([.E125]/[.F125])*100" office:value-type="float" office:value="75.4141560945121" calcext:value-type="float">
            <text:p>75,4141560945121</text:p>
          </table:table-cell>
          <table:table-cell/>
          <table:table-cell office:value-type="float" office:value="20066284684" calcext:value-type="float">
            <text:p>20066284684</text:p>
          </table:table-cell>
          <table:table-cell office:value-type="float" office:value="23798529543" calcext:value-type="float">
            <text:p>23798529543</text:p>
          </table:table-cell>
          <table:table-cell table:formula="of:=([.I125]/[.J125])*100" office:value-type="float" office:value="84.3173299751296" calcext:value-type="float">
            <text:p>84,3173299751296</text:p>
          </table:table-cell>
          <table:table-cell/>
          <table:table-cell office:value-type="float" office:value="19052868849" calcext:value-type="float">
            <text:p>19052868849</text:p>
          </table:table-cell>
          <table:table-cell office:value-type="float" office:value="23263543723" calcext:value-type="float">
            <text:p>23263543723</text:p>
          </table:table-cell>
          <table:table-cell table:formula="of:=([.M125]/[.N125])*100" office:value-type="float" office:value="81.9001140834918" calcext:value-type="float">
            <text:p>81,9001140834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449.760713</text:p>
          </table:table-cell>
          <table:table-cell table:number-columns-repeated="3"/>
          <table:table-cell table:style-name="ce1" office:value-type="string" calcext:value-type="string">
            <text:p>60281.003910</text:p>
          </table:table-cell>
          <table:table-cell table:style-name="ce1" table:number-columns-repeated="2"/>
          <table:table-cell/>
          <table:table-cell office:value-type="string" calcext:value-type="string">
            <text:p>79412.818891</text:p>
          </table:table-cell>
          <table:table-cell table:number-columns-repeated="3"/>
          <table:table-cell office:value-type="string" calcext:value-type="string">
            <text:p>61351.386392</text:p>
          </table:table-cell>
          <table:table-cell table:number-columns-repeated="2"/>
        </table:table-row>
        <table:table-row table:style-name="ro1">
          <table:table-cell office:value-type="float" office:value="41734373" calcext:value-type="float">
            <text:p>41734373</text:p>
          </table:table-cell>
          <table:table-cell office:value-type="float" office:value="551176326" calcext:value-type="float">
            <text:p>551176326</text:p>
          </table:table-cell>
          <table:table-cell table:formula="of:=([.A128]/[.B128])*100" office:value-type="float" office:value="7.57187328833133" calcext:value-type="float">
            <text:p>7,57187328833133</text:p>
          </table:table-cell>
          <table:table-cell/>
          <table:table-cell table:style-name="ce1" office:value-type="float" office:value="34606538" calcext:value-type="float">
            <text:p>34606538</text:p>
          </table:table-cell>
          <table:table-cell table:style-name="ce1" office:value-type="float" office:value="550587936" calcext:value-type="float">
            <text:p>550587936</text:p>
          </table:table-cell>
          <table:table-cell table:style-name="ce1" table:formula="of:=([.E128]/[.F128])*100" office:value-type="float" office:value="6.2853789081205" calcext:value-type="float">
            <text:p>6,2853789081205</text:p>
          </table:table-cell>
          <table:table-cell/>
          <table:table-cell office:value-type="float" office:value="42250367" calcext:value-type="float">
            <text:p>42250367</text:p>
          </table:table-cell>
          <table:table-cell office:value-type="float" office:value="551126151" calcext:value-type="float">
            <text:p>551126151</text:p>
          </table:table-cell>
          <table:table-cell table:formula="of:=([.I128]/[.J128])*100" office:value-type="float" office:value="7.66618802670462" calcext:value-type="float">
            <text:p>7,66618802670462</text:p>
          </table:table-cell>
          <table:table-cell/>
          <table:table-cell office:value-type="float" office:value="35557662" calcext:value-type="float">
            <text:p>35557662</text:p>
          </table:table-cell>
          <table:table-cell office:value-type="float" office:value="550605337" calcext:value-type="float">
            <text:p>550605337</text:p>
          </table:table-cell>
          <table:table-cell table:formula="of:=([.M128]/[.N128])*100" office:value-type="float" office:value="6.45792178363865" calcext:value-type="float">
            <text:p>6,457921783638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9447.917804</text:p>
          </table:table-cell>
          <table:table-cell table:number-columns-repeated="3"/>
          <table:table-cell table:style-name="ce1" office:value-type="string" calcext:value-type="string">
            <text:p>59948.873403</text:p>
          </table:table-cell>
          <table:table-cell table:style-name="ce1" table:number-columns-repeated="2"/>
          <table:table-cell/>
          <table:table-cell office:value-type="string" calcext:value-type="string">
            <text:p>79395.623951</text:p>
          </table:table-cell>
          <table:table-cell table:number-columns-repeated="3"/>
          <table:table-cell office:value-type="string" calcext:value-type="string">
            <text:p>79467.273192</text:p>
          </table:table-cell>
          <table:table-cell table:number-columns-repeated="2"/>
        </table:table-row>
        <table:table-row table:style-name="ro1">
          <table:table-cell office:value-type="float" office:value="42625790" calcext:value-type="float">
            <text:p>42625790</text:p>
          </table:table-cell>
          <table:table-cell office:value-type="float" office:value="558192488" calcext:value-type="float">
            <text:p>558192488</text:p>
          </table:table-cell>
          <table:table-cell table:formula="of:=([.A131]/[.B131])*100" office:value-type="float" office:value="7.63639621033381" calcext:value-type="float">
            <text:p>7,63639621033381</text:p>
          </table:table-cell>
          <table:table-cell/>
          <table:table-cell table:style-name="ce1" office:value-type="float" office:value="34741987" calcext:value-type="float">
            <text:p>34741987</text:p>
          </table:table-cell>
          <table:table-cell table:style-name="ce1" office:value-type="float" office:value="557560523" calcext:value-type="float">
            <text:p>557560523</text:p>
          </table:table-cell>
          <table:table-cell table:style-name="ce1" table:formula="of:=([.E131]/[.F131])*100" office:value-type="float" office:value="6.23107009317444" calcext:value-type="float">
            <text:p>6,23107009317444</text:p>
          </table:table-cell>
          <table:table-cell/>
          <table:table-cell office:value-type="float" office:value="42814753" calcext:value-type="float">
            <text:p>42814753</text:p>
          </table:table-cell>
          <table:table-cell office:value-type="float" office:value="557514580" calcext:value-type="float">
            <text:p>557514580</text:p>
          </table:table-cell>
          <table:table-cell table:formula="of:=([.I131]/[.J131])*100" office:value-type="float" office:value="7.67957548303042" calcext:value-type="float">
            <text:p>7,67957548303042</text:p>
          </table:table-cell>
          <table:table-cell/>
          <table:table-cell office:value-type="float" office:value="42338863" calcext:value-type="float">
            <text:p>42338863</text:p>
          </table:table-cell>
          <table:table-cell office:value-type="float" office:value="558052646" calcext:value-type="float">
            <text:p>558052646</text:p>
          </table:table-cell>
          <table:table-cell table:formula="of:=([.M131]/[.N131])*100" office:value-type="float" office:value="7.58689405085269" calcext:value-type="float">
            <text:p>7,586894050852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05:08:26.780281815</dc:date>
    <meta:editing-duration>PT17M24S</meta:editing-duration>
    <meta:editing-cycles>2</meta:editing-cycles>
    <meta:generator>LibreOffice/6.0.7.3$Linux_X86_64 LibreOffice_project/00m0$Build-3</meta:generator>
    <meta:document-statistic meta:table-count="1" meta:cell-count="832" meta:object-count="0"/>
  </office:meta>
</office:document-meta>
</file>